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2100002E4F00002E4F3E81200B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1" style:family="table">
      <style:table-properties style:width="18.468cm" fo:margin-left="0cm" table:align="left" style:writing-mode="lr-tb"/>
    </style:style>
    <style:style style:name="Tabela21.A" style:family="table-column">
      <style:table-column-properties style:column-width="2.302cm"/>
    </style:style>
    <style:style style:name="Tabela21.B" style:family="table-column">
      <style:table-column-properties style:column-width="16.166cm"/>
    </style:style>
    <style:style style:name="Tabela21.A1" style:family="table-cell">
      <style:table-cell-properties fo:padding="0.097cm" fo:border="none"/>
    </style:style>
    <style:style style:name="Tabela20" style:family="table">
      <style:table-properties style:width="13.229cm" table:align="left" style:writing-mode="lr-tb"/>
    </style:style>
    <style:style style:name="Tabela20.A" style:family="table-column">
      <style:table-column-properties style:column-width="5.106cm"/>
    </style:style>
    <style:style style:name="Tabela20.B" style:family="table-column">
      <style:table-column-properties style:column-width="3.969cm"/>
    </style:style>
    <style:style style:name="Tabela20.C" style:family="table-column">
      <style:table-column-properties style:column-width="4.154cm"/>
    </style:style>
    <style:style style:name="Tabela20.1" style:family="table-row">
      <style:table-row-properties style:min-row-height="0.011cm"/>
    </style:style>
    <style:style style:name="Tabela2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5.468cm" fo:margin-left="0.09cm" table:align="left" style:writing-mode="lr-tb"/>
    </style:style>
    <style:style style:name="Tabela2.A" style:family="table-column">
      <style:table-column-properties style:column-width="0.626cm"/>
    </style:style>
    <style:style style:name="Tabela2.B" style:family="table-column">
      <style:table-column-properties style:column-width="14.84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" style:family="table">
      <style:table-properties style:width="15.468cm" fo:margin-left="0.081cm" table:align="left" style:writing-mode="lr-tb"/>
    </style:style>
    <style:style style:name="Tabela3.A" style:family="table-column">
      <style:table-column-properties style:column-width="15.46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8" style:family="table">
      <style:table-properties style:width="15.468cm" fo:margin-left="0.09cm" table:align="left" style:writing-mode="lr-tb"/>
    </style:style>
    <style:style style:name="Tabela8.A" style:family="table-column">
      <style:table-column-properties style:column-width="0.626cm"/>
    </style:style>
    <style:style style:name="Tabela8.B" style:family="table-column">
      <style:table-column-properties style:column-width="14.84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9" style:family="table">
      <style:table-properties style:width="15.468cm" fo:margin-left="0.081cm" table:align="left" style:writing-mode="lr-tb"/>
    </style:style>
    <style:style style:name="Tabela9.A" style:family="table-column">
      <style:table-column-properties style:column-width="15.46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0" style:family="table">
      <style:table-properties style:width="15.468cm" fo:margin-left="0.09cm" table:align="left" style:writing-mode="lr-tb"/>
    </style:style>
    <style:style style:name="Tabela10.A" style:family="table-column">
      <style:table-column-properties style:column-width="0.626cm"/>
    </style:style>
    <style:style style:name="Tabela10.B" style:family="table-column">
      <style:table-column-properties style:column-width="14.841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1" style:family="table">
      <style:table-properties style:width="15.468cm" fo:margin-left="0.081cm" table:align="left" style:writing-mode="lr-tb"/>
    </style:style>
    <style:style style:name="Tabela11.A" style:family="table-column">
      <style:table-column-properties style:column-width="15.468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2" style:family="table">
      <style:table-properties style:width="15.468cm" fo:margin-left="0.09cm" table:align="left" style:writing-mode="lr-tb"/>
    </style:style>
    <style:style style:name="Tabela12.A" style:family="table-column">
      <style:table-column-properties style:column-width="0.626cm"/>
    </style:style>
    <style:style style:name="Tabela12.B" style:family="table-column">
      <style:table-column-properties style:column-width="14.84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3" style:family="table">
      <style:table-properties style:width="15.468cm" fo:margin-left="0.081cm" table:align="left" style:writing-mode="lr-tb"/>
    </style:style>
    <style:style style:name="Tabela13.A" style:family="table-column">
      <style:table-column-properties style:column-width="15.468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6" style:family="table">
      <style:table-properties style:width="15.468cm" fo:margin-left="0.09cm" table:align="left" style:writing-mode="lr-tb"/>
    </style:style>
    <style:style style:name="Tabela16.A" style:family="table-column">
      <style:table-column-properties style:column-width="0.626cm"/>
    </style:style>
    <style:style style:name="Tabela16.B" style:family="table-column">
      <style:table-column-properties style:column-width="14.84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7" style:family="table">
      <style:table-properties style:width="15.468cm" fo:margin-left="0.081cm" table:align="left" style:writing-mode="lr-tb"/>
    </style:style>
    <style:style style:name="Tabela17.A" style:family="table-column">
      <style:table-column-properties style:column-width="15.468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4" style:family="table">
      <style:table-properties style:width="15.468cm" fo:margin-left="0.09cm" table:align="left" style:writing-mode="lr-tb"/>
    </style:style>
    <style:style style:name="Tabela24.A" style:family="table-column">
      <style:table-column-properties style:column-width="0.626cm"/>
    </style:style>
    <style:style style:name="Tabela24.B" style:family="table-column">
      <style:table-column-properties style:column-width="14.841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5" style:family="table">
      <style:table-properties style:width="15.468cm" fo:margin-left="0.081cm" table:align="left" style:writing-mode="lr-tb"/>
    </style:style>
    <style:style style:name="Tabela25.A" style:family="table-column">
      <style:table-column-properties style:column-width="15.46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6" style:family="table">
      <style:table-properties style:width="15.468cm" fo:margin-left="0.09cm" table:align="left" style:writing-mode="lr-tb"/>
    </style:style>
    <style:style style:name="Tabela26.A" style:family="table-column">
      <style:table-column-properties style:column-width="0.626cm"/>
    </style:style>
    <style:style style:name="Tabela26.B" style:family="table-column">
      <style:table-column-properties style:column-width="14.841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7" style:family="table">
      <style:table-properties style:width="15.468cm" fo:margin-left="0.081cm" table:align="left" style:writing-mode="lr-tb"/>
    </style:style>
    <style:style style:name="Tabela27.A" style:family="table-column">
      <style:table-column-properties style:column-width="15.468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8" style:family="table">
      <style:table-properties style:width="15.468cm" fo:margin-left="0.09cm" table:align="left" style:writing-mode="lr-tb"/>
    </style:style>
    <style:style style:name="Tabela28.A" style:family="table-column">
      <style:table-column-properties style:column-width="0.626cm"/>
    </style:style>
    <style:style style:name="Tabela28.B" style:family="table-column">
      <style:table-column-properties style:column-width="14.841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9" style:family="table">
      <style:table-properties style:width="15.468cm" fo:margin-left="0.081cm" table:align="left" style:writing-mode="lr-tb"/>
    </style:style>
    <style:style style:name="Tabela29.A" style:family="table-column">
      <style:table-column-properties style:column-width="15.468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0" style:family="table">
      <style:table-properties style:width="15.468cm" fo:margin-left="0.09cm" table:align="left" style:writing-mode="lr-tb"/>
    </style:style>
    <style:style style:name="Tabela30.A" style:family="table-column">
      <style:table-column-properties style:column-width="0.626cm"/>
    </style:style>
    <style:style style:name="Tabela30.B" style:family="table-column">
      <style:table-column-properties style:column-width="14.841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1" style:family="table">
      <style:table-properties style:width="15.468cm" fo:margin-left="0.081cm" table:align="left" style:writing-mode="lr-tb"/>
    </style:style>
    <style:style style:name="Tabela31.A" style:family="table-column">
      <style:table-column-properties style:column-width="15.468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9" style:family="table">
      <style:table-properties style:width="15.468cm" fo:margin-left="0.09cm" table:align="left" style:writing-mode="lr-tb"/>
    </style:style>
    <style:style style:name="Tabela59.A" style:family="table-column">
      <style:table-column-properties style:column-width="0.626cm"/>
    </style:style>
    <style:style style:name="Tabela59.B" style:family="table-column">
      <style:table-column-properties style:column-width="14.841cm"/>
    </style:style>
    <style:style style:name="Tabela59.1" style:family="table-row">
      <style:table-row-properties fo:keep-together="auto"/>
    </style:style>
    <style:style style:name="Tabela5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9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0" style:family="table">
      <style:table-properties style:width="15.468cm" fo:margin-left="0.081cm" table:align="left" style:writing-mode="lr-tb"/>
    </style:style>
    <style:style style:name="Tabela60.A" style:family="table-column">
      <style:table-column-properties style:column-width="15.468cm"/>
    </style:style>
    <style:style style:name="Tabela60.1" style:family="table-row">
      <style:table-row-properties fo:keep-together="auto"/>
    </style:style>
    <style:style style:name="Tabela60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5" style:family="table">
      <style:table-properties style:width="15.468cm" fo:margin-left="0.09cm" table:align="left" style:writing-mode="lr-tb"/>
    </style:style>
    <style:style style:name="Tabela65.A" style:family="table-column">
      <style:table-column-properties style:column-width="0.626cm"/>
    </style:style>
    <style:style style:name="Tabela65.B" style:family="table-column">
      <style:table-column-properties style:column-width="14.841cm"/>
    </style:style>
    <style:style style:name="Tabela65.1" style:family="table-row">
      <style:table-row-properties fo:keep-together="auto"/>
    </style:style>
    <style:style style:name="Tabela6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5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6" style:family="table">
      <style:table-properties style:width="15.468cm" fo:margin-left="0.081cm" table:align="left" style:writing-mode="lr-tb"/>
    </style:style>
    <style:style style:name="Tabela66.A" style:family="table-column">
      <style:table-column-properties style:column-width="15.468cm"/>
    </style:style>
    <style:style style:name="Tabela66.1" style:family="table-row">
      <style:table-row-properties fo:keep-together="auto"/>
    </style:style>
    <style:style style:name="Tabela66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0" style:family="table">
      <style:table-properties style:width="15.468cm" fo:margin-left="0.09cm" table:align="left" style:writing-mode="lr-tb"/>
    </style:style>
    <style:style style:name="Tabela40.A" style:family="table-column">
      <style:table-column-properties style:column-width="0.626cm"/>
    </style:style>
    <style:style style:name="Tabela40.B" style:family="table-column">
      <style:table-column-properties style:column-width="14.841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1" style:family="table">
      <style:table-properties style:width="15.468cm" fo:margin-left="0.081cm" table:align="left" style:writing-mode="lr-tb"/>
    </style:style>
    <style:style style:name="Tabela41.A" style:family="table-column">
      <style:table-column-properties style:column-width="15.468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2" style:family="table">
      <style:table-properties style:width="15.468cm" fo:margin-left="0.09cm" table:align="left" style:writing-mode="lr-tb"/>
    </style:style>
    <style:style style:name="Tabela42.A" style:family="table-column">
      <style:table-column-properties style:column-width="0.626cm"/>
    </style:style>
    <style:style style:name="Tabela42.B" style:family="table-column">
      <style:table-column-properties style:column-width="14.841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3" style:family="table">
      <style:table-properties style:width="15.468cm" fo:margin-left="0.081cm" table:align="left" style:writing-mode="lr-tb"/>
    </style:style>
    <style:style style:name="Tabela43.A" style:family="table-column">
      <style:table-column-properties style:column-width="15.468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6" style:family="table">
      <style:table-properties style:width="15.468cm" fo:margin-left="0.09cm" table:align="left" style:writing-mode="lr-tb"/>
    </style:style>
    <style:style style:name="Tabela56.A" style:family="table-column">
      <style:table-column-properties style:column-width="0.626cm"/>
    </style:style>
    <style:style style:name="Tabela56.B" style:family="table-column">
      <style:table-column-properties style:column-width="14.841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7" style:family="table">
      <style:table-properties style:width="15.468cm" fo:margin-left="0.081cm" table:align="left" style:writing-mode="lr-tb"/>
    </style:style>
    <style:style style:name="Tabela57.A" style:family="table-column">
      <style:table-column-properties style:column-width="15.468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9pt" style:text-underline-style="none" style:font-size-asian="9pt" style:font-size-complex="9pt"/>
    </style:style>
    <style:style style:name="P4" style:family="paragraph" style:parent-style-name="Standard"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6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/>
    </style:style>
    <style:style style:name="P7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8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9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0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1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12" style:family="paragraph" style:parent-style-name="Standard">
      <style:text-properties style:font-name="Verdana" style:font-name-complex="Verdana"/>
    </style:style>
    <style:style style:name="P13" style:family="paragraph" style:parent-style-name="Standard">
      <style:text-properties style:font-name="Verdana" fo:font-size="4pt" style:text-underline-style="none" fo:font-weight="bold" style:font-size-asian="3.5pt" style:font-weight-asian="bold" style:font-size-complex="4pt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16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7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19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20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21" style:family="paragraph" style:parent-style-name="Standard">
      <style:text-properties style:font-name="Courier New" fo:font-size="10pt" style:text-underline-style="none" style:font-size-asian="10pt" style:font-name-complex="Courier New" style:font-size-complex="10pt"/>
    </style:style>
    <style:style style:name="P22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3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5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6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7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8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29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30" style:family="paragraph" style:parent-style-name="Standard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P31" style:family="paragraph" style:parent-style-name="Standard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4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5" style:family="paragraph" style:parent-style-name="Standard">
      <style:paragraph-properties fo:text-align="end" style:justify-single-word="false"/>
    </style:style>
    <style:style style:name="P36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8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39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40" style:family="paragraph" style:parent-style-name="Standard">
      <style:paragraph-properties style:text-autospace="none"/>
    </style:style>
    <style:style style:name="P41" style:family="paragraph" style:parent-style-name="Standard">
      <style:paragraph-properties fo:text-align="end" style:justify-single-word="false"/>
      <style:text-properties fo:color="#a0a0a0"/>
    </style:style>
    <style:style style:name="P42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43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 style:text-overline-style="solid" style:text-overline-width="auto" style:text-overline-color="font-color"/>
    </style:style>
    <style:style style:name="P44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45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P46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7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48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Standard">
      <style:paragraph-properties fo:text-align="start" style:justify-single-word="false"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52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53" style:family="paragraph" style:parent-style-name="Footer">
      <style:paragraph-properties fo:text-align="end" style:justify-single-word="false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55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56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57" style:family="paragraph">
      <style:paragraph-properties fo:text-align="center" style:writing-mode="lr-tb"/>
    </style:style>
    <style:style style:name="P58" style:family="paragraph">
      <style:paragraph-properties style:writing-mode="lr-tb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T3" style:family="text">
      <style:text-properties style:font-name="Verdana" fo:font-size="9pt" style:text-underline-style="none" style:font-size-asian="9pt" style:font-name-complex="Verdana" style:font-size-complex="9pt"/>
    </style:style>
    <style:style style:name="T4" style:family="text">
      <style:text-properties style:font-name="Verdana" fo:font-weight="bold" style:font-weight-asian="bold" style:font-name-complex="Verdana"/>
    </style:style>
    <style:style style:name="T5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text-underline-style="none" style:font-size-asian="10pt" style:font-size-complex="10pt"/>
    </style:style>
    <style:style style:name="T8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9" style:family="text">
      <style:text-properties style:font-name="Verdana" style:font-name-complex="Verdana"/>
    </style:style>
    <style:style style:name="T10" style:family="text">
      <style:text-properties fo:color="#000000"/>
    </style:style>
    <style:style style:name="T11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12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3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4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fo:background-color="#ffffff" style:font-weight-asian="bold" style:font-weight-complex="bold"/>
    </style:style>
    <style:style style:name="T17" style:family="text">
      <style:text-properties fo:color="#000000" fo:font-weight="bold" style:font-name-asian="Courier New" style:font-weight-asian="bold" style:font-weight-complex="bold"/>
    </style:style>
    <style:style style:name="T18" style:family="text">
      <style:text-properties fo:color="#000000" style:font-name="Courier New" style:font-name-complex="Courier New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23" style:family="text">
      <style:text-properties fo:color="#000000" style:font-name="Courier New" fo:font-size="10pt" fo:font-weight="normal" fo:background-color="#ffffff" style:font-size-asian="10pt" style:font-weight-asian="normal" style:font-name-complex="Courier New" style:font-size-complex="10pt" style:font-weight-complex="normal"/>
    </style:style>
    <style:style style:name="T24" style:family="text">
      <style:text-properties fo:color="#000000" style:font-name="Courier New" fo:font-weight="bold" style:font-weight-asian="bold" style:font-name-complex="Courier New" style:font-weight-complex="bold"/>
    </style:style>
    <style:style style:name="T25" style:family="text">
      <style:text-properties fo:color="#000000" fo:background-color="#ffffff"/>
    </style:style>
    <style:style style:name="T26" style:family="text">
      <style:text-properties fo:color="#000000" style:font-name-asian="Courier New"/>
    </style:style>
    <style:style style:name="T27" style:family="text">
      <style:text-properties fo:color="#000000" fo:font-weight="normal" fo:background-color="#ffffff" style:font-weight-asian="normal" style:font-weight-complex="normal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 fo:font-weight="bold" style:font-name-asian="Wingdings 3" style:font-weight-asian="bold" style:font-weight-complex="bold"/>
    </style:style>
    <style:style style:name="T31" style:family="text">
      <style:text-properties style:font-name-asian="Verdana"/>
    </style:style>
    <style:style style:name="T32" style:family="text">
      <style:text-properties fo:color="#808080"/>
    </style:style>
    <style:style style:name="T33" style:family="text">
      <style:text-properties fo:color="#808080" style:font-name-asian="Courier New"/>
    </style:style>
    <style:style style:name="T34" style:family="text">
      <style:text-properties fo:color="#808080" fo:background-color="#ffffff"/>
    </style:style>
    <style:style style:name="T35" style:family="text">
      <style:text-properties fo:color="#808080" fo:font-weight="bold" style:font-name-asian="Courier New" style:font-weight-asian="bold" style:font-weight-complex="bold"/>
    </style:style>
    <style:style style:name="T36" style:family="text">
      <style:text-properties fo:color="#808080" fo:font-weight="bold" style:font-weight-asian="bold" style:font-weight-complex="bold"/>
    </style:style>
    <style:style style:name="T37" style:family="text">
      <style:text-properties fo:color="#808080" fo:font-weight="normal" style:font-weight-asian="normal" style:font-weight-complex="normal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fo:background-color="#ffffff" style:font-weight-asian="bold" style:font-weight-complex="bold"/>
    </style:style>
    <style:style style:name="T41" style:family="text">
      <style:text-properties style:font-name="Courier New" fo:font-size="10pt" style:font-size-asian="10pt" style:font-name-complex="Courier New" style:font-size-complex="10pt"/>
    </style:style>
    <style:style style:name="T42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43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4" style:family="text">
      <style:text-properties fo:color="#a0a0a0"/>
    </style:style>
    <style:style style:name="T45" style:family="text">
      <style:text-properties fo:color="#a0a0a0" style:font-name="Verdana" style:font-name-complex="Verdana"/>
    </style:style>
    <style:style style:name="T46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7" style:family="text">
      <style:text-properties fo:color="#a0a0a0" style:font-name="MS Shell Dlg" fo:font-size="8.5pt" style:font-size-asian="8.5pt" style:font-name-complex="MS Shell Dlg" style:font-size-complex="8.5pt"/>
    </style:style>
    <style:style style:name="T48" style:family="text">
      <style:text-properties fo:color="#00007f" fo:font-weight="bold" style:font-weight-asian="bold" style:font-weight-complex="bold"/>
    </style:style>
    <style:style style:name="T49" style:family="text">
      <style:text-properties fo:color="#00007f" fo:font-weight="bold" style:font-name-asian="Courier New" style:font-weight-asian="bold" style:font-weight-complex="bold"/>
    </style:style>
    <style:style style:name="T50" style:family="text">
      <style:text-properties fo:color="#00007f" style:font-name="Courier New" fo:font-size="10pt"/>
    </style:style>
    <style:style style:name="T51" style:family="text">
      <style:text-properties fo:font-size="10pt" fo:font-weight="bold" style:font-size-asian="10pt" style:font-weight-asian="bold" style:font-size-complex="10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4" style:family="text">
      <style:text-properties fo:background-color="#ffffff"/>
    </style:style>
    <style:style style:name="T55" style:family="text">
      <style:text-properties fo:background-color="#ffffff" style:font-weight-complex="bold"/>
    </style:style>
    <style:style style:name="T56" style:family="text">
      <style:text-properties fo:color="#007f00" style:font-name="Courier New" fo:font-size="10pt" fo:background-color="#ffffff" style:font-size-asian="10pt" style:font-name-complex="Courier New" style:font-size-complex="10pt"/>
    </style:style>
    <style:style style:name="T57" style:family="text">
      <style:text-properties fo:color="#7f007f"/>
    </style:style>
    <style:style style:name="T58" style:family="text">
      <style:text-properties fo:color="#7f007f" style:font-name-asian="Courier New"/>
    </style:style>
    <style:style style:name="T59" style:family="text">
      <style:text-properties style:use-window-font-color="true" style:text-underline-style="none"/>
    </style:style>
    <style:style style:name="T60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61" style:family="text">
      <style:text-properties fo:font-variant="normal" fo:text-transform="none" fo:color="#00007f" style:font-name="Courier New1" fo:font-size="9.75pt" fo:letter-spacing="normal" fo:font-style="normal"/>
    </style:style>
    <style:style style:name="T62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00007f" style:font-name="Courier New1" fo:font-size="9.75pt" fo:letter-spacing="normal" fo:font-style="normal" fo:font-weight="bold" style:font-name-asian="Courier New" style:font-weight-asian="bold" style:font-weight-complex="bold"/>
    </style:style>
    <style:style style:name="T64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5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66" style:family="text">
      <style:text-properties fo:font-variant="normal" fo:text-transform="none" fo:color="#00007f" style:font-name="Courier New1" fo:letter-spacing="normal" fo:font-style="normal" fo:font-weight="bold" style:font-weight-asian="bold" style:font-name-complex="Courier New" style:font-weight-complex="bold"/>
    </style:style>
    <style:style style:name="T67" style:family="text">
      <style:text-properties fo:font-variant="normal" fo:text-transform="none" fo:color="#00007f" style:font-name="Courier New" fo:letter-spacing="normal" fo:font-style="normal" fo:font-weight="bold" style:font-weight-asian="bold" style:font-name-complex="Courier New" style:font-weight-complex="bold"/>
    </style:style>
    <style:style style:name="T68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69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70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71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72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73" style:family="text">
      <style:text-properties fo:font-variant="normal" fo:text-transform="none" fo:color="#808080" style:font-name="Courier New" fo:letter-spacing="normal" fo:font-style="normal" fo:font-weight="bold" style:font-weight-asian="bold" style:font-name-complex="Courier New" style:font-weight-complex="bold"/>
    </style:style>
    <style:style style:name="T74" style:family="text">
      <style:text-properties fo:font-variant="normal" fo:text-transform="none" fo:color="#808080" style:font-name="Courier New" fo:letter-spacing="normal" fo:font-style="normal" fo:font-weight="normal" style:font-weight-asian="normal" style:font-name-complex="Courier New" style:font-weight-complex="normal"/>
    </style:style>
    <style:style style:name="T75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6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7" style:family="text">
      <style:text-properties fo:font-variant="normal" fo:text-transform="none" fo:color="#808080" style:font-name="Courier New1" fo:font-size="9.75pt" fo:letter-spacing="normal" fo:font-style="normal"/>
    </style:style>
    <style:style style:name="T78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79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1" style:family="text">
      <style:text-properties fo:font-variant="normal" fo:text-transform="none" fo:color="#000000" style:font-name="Courier New1" fo:font-size="9.75pt" fo:letter-spacing="normal" fo:font-style="normal"/>
    </style:style>
    <style:style style:name="T82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83" style:family="text">
      <style:text-properties fo:font-variant="normal" fo:text-transform="none" fo:color="#000000" style:font-name="Courier New1" fo:font-size="9.75pt" fo:letter-spacing="normal" fo:font-style="normal" fo:font-weight="normal" style:font-weight-asian="normal" style:font-weight-complex="normal"/>
    </style:style>
    <style:style style:name="T84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5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86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87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8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9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language-asian="zxx" style:country-asian="none" style:font-weight-asian="bold" style:font-name-complex="Courier New" style:language-complex="zxx" style:country-complex="none" style:font-weight-complex="bold"/>
    </style:style>
    <style:style style:name="T90" style:family="text">
      <style:text-properties fo:font-variant="normal" fo:text-transform="none" fo:color="#000000" style:font-name="Courier New1" fo:letter-spacing="normal" fo:font-style="normal" fo:font-weight="normal" style:font-weight-asian="bold" style:font-name-complex="Courier New" style:font-weight-complex="bold"/>
    </style:style>
    <style:style style:name="T91" style:family="text">
      <style:text-properties fo:font-variant="normal" fo:text-transform="none" fo:color="#000000" style:font-name="Courier New1" fo:letter-spacing="normal" fo:font-style="normal" fo:font-weight="bold" style:font-weight-asian="bold" style:font-name-complex="Courier New" style:font-weight-complex="bold"/>
    </style:style>
    <style:style style:name="T92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93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9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5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6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97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8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99" style:family="text">
      <style:text-properties fo:font-variant="normal" fo:text-transform="none" fo:color="#000000" style:font-name="Courier New" fo:letter-spacing="normal" fo:font-style="normal" fo:font-weight="normal" style:font-weight-asian="normal" style:font-name-complex="Courier New" style:font-weight-complex="normal"/>
    </style:style>
    <style:style style:name="T100" style:family="text">
      <style:text-properties fo:font-variant="normal" fo:text-transform="none" fo:color="#000000" style:font-name="Courier New" fo:letter-spacing="normal" fo:font-style="normal" fo:font-weight="bold" style:font-weight-asian="bold" style:font-name-complex="Courier New" style:font-weight-complex="bold"/>
    </style:style>
    <style:style style:name="T101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102" style:family="text">
      <style:text-properties fo:font-variant="normal" fo:text-transform="none" fo:letter-spacing="normal" fo:font-weight="bold" style:font-weight-asian="bold" style:font-weight-complex="bold"/>
    </style:style>
    <style:style style:name="T10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4" style:family="text">
      <style:text-properties fo:font-variant="normal" fo:text-transform="none" style:font-name="Courier New1" fo:font-size="9.75pt" fo:letter-spacing="normal" fo:font-style="normal"/>
    </style:style>
    <style:style style:name="T105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106" style:family="text">
      <style:text-properties fo:font-variant="normal" fo:text-transform="none" fo:color="#333333" fo:letter-spacing="normal" fo:font-style="normal"/>
    </style:style>
    <style:style style:name="T10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<text:bookmark-start text:name="ClassCommandLine"/>Class CommandLine<text:bookmark-end text:name="ClassCommandLine"/></text:h>
      <text:p text:style-name="P11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<draw:frame draw:style-name="fr2" draw:name="figuras2" text:anchor-type="paragraph" svg:width="2.108cm" svg:height="2.108cm" draw:z-index="7"><draw:image xlink:href="Pictures/2000002100002E4F00002E4F3E81200B.svm" xlink:type="simple" xlink:show="embed" xlink:actuate="onLoad"/></draw:frame></text:p>
          </table:table-cell>
          <table:table-cell table:style-name="Tabela21.A1" office:value-type="string">
            <text:p text:style-name="P7"><text:span text:style-name="T106">Propose: </text:span><text:span text:style-name="T105">C++ class to handle data from the command line.</text:span></text:p>
            <text:p text:style-name="P7"/>
            <text:p text:style-name="P7">Version 2.0.0</text:p>
            <text:p text:style-name="Standard"><text:span text:style-name="T8">Enzo Roberto Verlato - </text:span><text:a xlink:type="simple" xlink:href="mailto:enzover@ig.com.br"><text:span text:style-name="T7">enzover@ig.com.br</text:span></text:a></text:p>
            <text:p text:style-name="P1"><text:a xlink:type="simple" xlink:href="https://github.com/FreeSource"><text:span text:style-name="T53">https://github.com/FreeSource</text:span></text:a></text:p>
          </table:table-cell>
        </table:table-row>
      </table:table>
      <text:p text:style-name="P55">Supported and tested platforms:</text:p>
      <text:p text:style-name="P13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">O.S.</text:p>
          </table:table-cell>
          <table:table-cell table:style-name="Tabela20.A1" office:value-type="string">
            <text:p text:style-name="P4">Compiler</text:p>
          </table:table-cell>
          <table:table-cell table:style-name="Tabela20.A1" office:value-type="string">
            <text:p text:style-name="P4">Make</text:p>
          </table:table-cell>
        </table:table-row>
        <table:table-row table:style-name="Tabela20.1">
          <table:table-cell table:style-name="Tabela20.A1" office:value-type="string">
            <text:p text:style-name="P3">WindowsXP SP2</text:p>
          </table:table-cell>
          <table:table-cell table:style-name="Tabela20.A1" office:value-type="string">
            <text:p text:style-name="P3">MinGW gcc 4.6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Linux openSUSE 11.4 / 12.2</text:p>
          </table:table-cell>
          <table:table-cell table:style-name="Tabela20.A1" office:value-type="string">
            <text:p text:style-name="P3">gcc 4.5.1 / 4.7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OpenIndiana 151a</text:p>
          </table:table-cell>
          <table:table-cell table:style-name="Tabela20.A1" office:value-type="string">
            <text:p text:style-name="P3">gcc 3.4.3</text:p>
          </table:table-cell>
          <table:table-cell table:style-name="Tabela20.A1" office:value-type="string">
            <text:p text:style-name="P3">gmake 3.81</text:p>
          </table:table-cell>
        </table:table-row>
        <table:table-row table:style-name="Tabela20.1">
          <table:table-cell table:style-name="Tabela20.A1" office:value-type="string">
            <text:p text:style-name="P3">FreeBSD 9.0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Solaris 9 / 10</text:p>
          </table:table-cell>
          <table:table-cell table:style-name="Tabela20.A1" office:value-type="string">
            <text:p text:style-name="P3">gcc 3.3.2 / 3.4.6</text:p>
          </table:table-cell>
          <table:table-cell table:style-name="Tabela20.A1" office:value-type="string">
            <text:p text:style-name="P3">gmake 3.80 / 3.81</text:p>
          </table:table-cell>
        </table:table-row>
        <table:table-row table:style-name="Tabela20.1">
          <table:table-cell table:style-name="Tabela20.A1" office:value-type="string">
            <text:p text:style-name="P3">Mac OS X 10.8.2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1</text:p>
          </table:table-cell>
        </table:table-row>
      </table:table>
      <text:p text:style-name="P10"><text:span text:style-name="Máquina_20_de_20_escrever_20_HTML"><text:span text:style-name="T46">_____________________________________________________________________</text:span></text:span></text:p>
      <text:p text:style-name="P8"><text:span text:style-name="Máquina_20_de_20_escrever_20_HTML"><text:span text:style-name="T45"/></text:span></text:p>
      <text:p text:style-name="P54">Copyright (c) 2012 Enzo Roberto Verlato.</text:p>
      <text:p text:style-name="P54">Permission is granted to copy, distribute and/or modify this</text:p>
      <text:p text:style-name="P54">document under the terms of the GNU Free Documentation License,</text:p>
      <text:p text:style-name="P54">Version 1.3 or any later version published by the Free Software</text:p>
      <text:p text:style-name="P54">Foundation; with no Invariant Sections, no Front-Cover Texts and</text:p>
      <text:p text:style-name="P54">no Back-Cover Texts. <text:s/>A copy of the license is included in the</text:p>
      <text:p text:style-name="P54">section entitled "GNU Free Documentation License".</text:p>
      <text:p text:style-name="P20"><text:span text:style-name="Máquina_20_de_20_escrever_20_HTML"><text:span text:style-name="T45">_____________________________________________________________________</text:span></text:span></text:p>
      <text:p text:style-name="P20"><text:span text:style-name="Máquina_20_de_20_escrever_20_HTML"><text:span text:style-name="T45"/></text:span></text:p>
      <text:p text:style-name="P6">The standard structure of a command line:</text:p>
      <text:p text:style-name="P19"/>
      <text:p text:style-name="P1"><text:span text:style-name="T31"><text:s text:c="8"/></text:span>application full path</text:p>
      <text:p text:style-name="P24"><draw:line text:anchor-type="char" draw:z-index="5" draw:style-name="gr1" draw:text-style-name="P57" svg:x1="2.949cm" svg:y1="0.115cm" svg:x2="3.319cm" svg:y2="0.838cm"><text:p/></draw:line></text:p>
      <text:p text:style-name="P1"><text:span text:style-name="T31"><text:s text:c="61"/></text:span>parameter 1</text:p>
      <text:p text:style-name="P16"><draw:line text:anchor-type="char" draw:z-index="6" draw:style-name="gr1" draw:text-style-name="P57" svg:x1="7.739cm" svg:y1="0.032cm" svg:x2="7.421cm" svg:y2="0.799cm"><text:p/></draw:line><draw:custom-shape text:anchor-type="char" draw:z-index="4" draw:style-name="gr2" draw:text-style-name="P58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6"/>
      <text:p text:style-name="P16"><draw:custom-shape text:anchor-type="char" draw:z-index="1" draw:style-name="gr2" draw:text-style-name="P58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9">/home/enzo/My Project</text:span>/<text:span text:style-name="T29">myapp.exe</text:span> speed 100 --peripheral mouse</text:p>
      <text:p text:style-name="P16"><draw:line text:anchor-type="char" draw:z-index="3" draw:style-name="gr1" draw:text-style-name="P57" svg:x1="1.503cm" svg:y1="0.73cm" svg:x2="1.821cm" svg:y2="0.095cm"><text:p/></draw:line><draw:line text:anchor-type="char" draw:z-index="0" draw:style-name="gr1" draw:text-style-name="P57" svg:x1="5.313cm" svg:y1="0.788cm" svg:x2="5.631cm" svg:y2="0.153cm"><text:p/></draw:line></text:p>
      <text:p text:style-name="P16"><draw:line text:anchor-type="char" draw:z-index="2" draw:style-name="gr1" draw:text-style-name="P57" svg:x1="9.354cm" svg:y1="0.838cm" svg:x2="9.672cm" svg:y2="0.203cm"><text:p/></draw:line></text:p>
      <text:p text:style-name="P1"><text:span text:style-name="T31"><text:s/></text:span>application path <text:s text:c="10"/>application name</text:p>
      <text:p text:style-name="P1"><text:span text:style-name="T31"><text:s text:c="75"/></text:span>parameters</text:p>
      <text:p text:style-name="P29"/>
      <text:p text:style-name="P5"><text:bookmark-start text:name="Members"/>Members:<text:bookmark-end text:name="Members"/></text:p>
      <text:p text:style-name="P29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7"><text:a xlink:type="simple" xlink:href="#getCommandLine"><text:span text:style-name="T59">string getCommandLine()</text:span></text:a></text:p>
            <text:p text:style-name="P30"/>
            <text:p text:style-name="P27"><text:a xlink:type="simple" xlink:href="#getApplicationName"><text:span text:style-name="T59">string getApplicationName()</text:span></text:a></text:p>
            <text:p text:style-name="P27"><text:a xlink:type="simple" xlink:href="#getApplicationPath"><text:span text:style-name="T59">string getApplicationPath()</text:span></text:a></text:p>
            <text:p text:style-name="P27"><text:a xlink:type="simple" xlink:href="#getApplicationLongPath"><text:span text:style-name="T59">string getApplicationFullPath()</text:span></text:a></text:p>
            <text:p text:style-name="Standard"><text:a xlink:type="simple" xlink:href="#getCurrentDirectory"><text:span text:style-name="T22">string getCurrentWorkingDirectory()</text:span></text:a></text:p>
            <text:p text:style-name="P21"/>
            <text:p text:style-name="P27"><text:a xlink:type="simple" xlink:href="#hasParameters"><text:span text:style-name="T59">bool hasParameters()</text:span></text:a></text:p>
            <text:p text:style-name="P27"><text:a xlink:type="simple" xlink:href="#hasParameter"><text:span text:style-name="T59">bool hasParameter( int parameterPosition )</text:span></text:a></text:p>
            <text:p text:style-name="P42"/>
            <text:p text:style-name="P27"><text:a xlink:type="simple" xlink:href="#getParametersNumber"><text:span text:style-name="T59">int getParametersNumber()</text:span></text:a></text:p>
            <text:p text:style-name="P27"><text:a xlink:type="simple" xlink:href="#getAllParameters"><text:span text:style-name="T59">string getAllParameters()</text:span></text:a></text:p>
            <text:p text:style-name="P27"><text:a xlink:type="simple" xlink:href="#getParameter"><text:span text:style-name="T59">string getParameter( int parameterPosition )</text:span></text:a></text:p>
            <text:p text:style-name="P42"/>
            <text:p text:style-name="P27"><text:a xlink:type="simple" xlink:href="#gotoFirstParameter"><text:span text:style-name="T59">gotoFirstParameter()</text:span></text:a></text:p>
            <text:p text:style-name="P27"><text:a xlink:type="simple" xlink:href="#gotoNextParameter"><text:span text:style-name="T59">bool gotoNextParameter()</text:span></text:a></text:p>
            <text:p text:style-name="P27"><text:a xlink:type="simple" xlink:href="#getCurrentPosition"><text:span text:style-name="T59">int getCurrentPosition()</text:span></text:a></text:p>
            <text:p text:style-name="P42"/>
            <text:p text:style-name="P27"><text:a xlink:type="simple" xlink:href="#getCurrentParameter"><text:span text:style-name="T59">string getCurrentParameter()</text:span></text:a></text:p>
            <text:p text:style-name="P42"/>
            <text:p text:style-name="P27"><text:soft-page-break/><text:a xlink:type="simple" xlink:href="#getFirstParameter"><text:span text:style-name="T59">string getFirstParameter()</text:span></text:a></text:p>
            <text:p text:style-name="P27"><text:a xlink:type="simple" xlink:href="#getLastParameter"><text:span text:style-name="T59">string getLastParameter()</text:span></text:a></text:p>
            <text:p text:style-name="P43"/>
            <text:p text:style-name="P27"><text:a xlink:type="simple" xlink:href="#setOptionPrefix"><text:span text:style-name="T59">setOptionPrefix( string optionPrefix )</text:span></text:a></text:p>
            <text:p text:style-name="P27"><text:a xlink:type="simple" xlink:href="#setOptionPostfix"><text:span text:style-name="T59">setOptionPostfix( string optionPostfix )</text:span></text:a></text:p>
            <text:p text:style-name="P42"/>
            <text:p text:style-name="P27"><text:a xlink:type="simple" xlink:href="#getOptionPrefix"><text:span text:style-name="T59">string getOptionPrefix()</text:span></text:a></text:p>
            <text:p text:style-name="P27"><text:a xlink:type="simple" xlink:href="#getOptionPostfix"><text:span text:style-name="T59">string getOptionPostfix()</text:span></text:a></text:p>
            <text:p text:style-name="P42"/>
            <text:p text:style-name="P27"><text:a xlink:type="simple" xlink:href="#hasOption"><text:span text:style-name="T59">bool hasOption( string option )</text:span></text:a></text:p>
            <text:p text:style-name="P42"/>
            <text:p text:style-name="P27"><text:a xlink:type="simple" xlink:href="#getOptionValue"><text:span text:style-name="T59">string getOptionValue( string option )</text:span></text:a></text:p>
            <text:p text:style-name="P27"><text:a xlink:type="simple" xlink:href="#getOptionLongValue"><text:span text:style-name="T59">string getOptionLongValue( string option )</text:span></text:a></text:p>
            <text:p text:style-name="P42"/>
            <text:p text:style-name="P27"><text:a xlink:type="simple" xlink:href="#optionCaseSensitive"><text:span text:style-name="T59">optionCaseSensitive()</text:span></text:a></text:p>
            <text:p text:style-name="P27"><text:a xlink:type="simple" xlink:href="#optionCaseInsensitive"><text:span text:style-name="T59">optionCaseInsensitive()</text:span></text:a></text:p>
            <text:p text:style-name="P27"><text:a xlink:type="simple" xlink:href="#isOptionCaseSensitive"><text:span text:style-name="T59">bool isOptionCaseSensitive()</text:span></text:a></text:p>
          </table:table-cell>
        </table:table-row>
      </table:table>
      <text:p text:style-name="P29"/>
      <text:p text:style-name="P19"><text:bookmark-start text:name="getCommandLine"/><text:span text:style-name="T10">string</text:span><text:span text:style-name="apple-converted-space"><text:span text:style-name="T32"> </text:span></text:span><text:span text:style-name="T10">getCommandLine</text:span><text:span text:style-name="s10"><text:span text:style-name="T15">()</text:span></text:span><text:bookmark-end text:name="getCommandLin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9"><text:span text:style-name="T38">Description:</text:span> Retrieves the command line string for the current process.</text:p>
      <text:p text:style-name="P9"/>
      <text:p text:style-name="P14"><text:span text:style-name="T4">Example:</text:span><text:span text:style-name="T18"><text:line-break/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35"><text:span text:style-name="Máquina_20_de_20_escrever_20_HTML"><text:span text:style-name="T44">13</text:span>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  <text:p text:style-name="P35"><text:span text:style-name="Máquina_20_de_20_escrever_20_HTML"><text:span text:style-name="T44">24</text:span></text:span></text:p>
            <text:p text:style-name="P35"><text:span text:style-name="Máquina_20_de_20_escrever_20_HTML"><text:span text:style-name="T44">25</text:span></text:span></text:p>
          </table:table-cell>
          <table:table-cell table:style-name="Tabela2.B1" office:value-type="string">
            <text:p text:style-name="P44">#include &lt;CommandLine.h&gt;</text:p>
            <text:p text:style-name="P44"/>
            <text:p text:style-name="P44">#include &lt;windows.h&gt;</text:p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2"> </text:span>std::runtime_error;</text:p>
            <text:p text:style-name="P26"/>
            <text:p text:style-name="P34"><text:span text:style-name="T48">int</text:span> WINAPI WinMain( HINSTANCE hInstance, HINSTANCE hPrevInstance, PSTR szCmdLine, <text:span text:style-name="T48">int</text:span> iCmdShow ) <text:span text:style-name="T39">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8"><text:span text:style-name="T75"><text:s text:c="8"/></text:span><text:span text:style-name="T96">cout</text:span><text:span text:style-name="T75"> </text:span><text:span text:style-name="T98">&lt;&lt;</text:span><text:span text:style-name="T75"> </text:span><text:span text:style-name="T96">commandLine</text:span><text:span text:style-name="T98">.</text:span><text:span text:style-name="T96">getCommandLine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8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1"> 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7">linux:/home/enzo # ./myapp My first example</text:p>
            <text:p text:style-name="P27">/home/enzo/myapp My first example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27"/>
      <text:p text:style-name="P19"><text:bookmark-start text:name="getApplicationName"/><text:span text:style-name="T10">string</text:span><text:span text:style-name="apple-converted-space"><text:span text:style-name="T32"> </text:span></text:span><text:span text:style-name="T10">getApplicationName</text:span><text:span text:style-name="s10"><text:span text:style-name="T15">()</text:span></text:span><text:bookmark-end text:name="getApplicationNam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9"><text:span text:style-name="T38">Description:</text:span> Retrieves the name of the application for the current process.</text:p>
      <text:p text:style-name="P9"/>
      <text:p text:style-name="P14"><text:span text:style-name="T4">Example:</text:span><text:span text:style-name="T18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oft-page-break/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35"><text:span text:style-name="Máquina_20_de_20_escrever_20_HTML"><text:span text:style-name="T44">13</text:span>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</table:table-cell>
          <table:table-cell table:style-name="Tabela4.B1" office:value-type="string">
            <text:p text:style-name="P44">#include &lt;CommandLine.h&gt;</text:p>
            <text:p text:style-name="P44"/>
            <text:p text:style-name="P44"><text:soft-page-break/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 </text:span><text:span text:style-name="T48">int</text:span><text:span text:style-name="T28"> argc, </text:span><text:span text:style-name="T48">char </text:span><text:span text:style-name="T28">*argv</text:span><text:span text:style-name="T15">[] 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8"><text:span text:style-name="T75"><text:s text:c="8"/></text:span><text:span text:style-name="T97">cout</text:span><text:span text:style-name="T76"> </text:span><text:span text:style-name="T97">&lt;&lt;</text:span><text:span text:style-name="T76"> </text:span><text:span text:style-name="T97">commandLine.getApplicationName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8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7">linux:/home/enzo # ./myapp</text:p>
            <text:p text:style-name="P27">myapp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span text:style-name="T10"><text:line-break/></text:span><text:bookmark-start text:name="getApplicationPath"/><text:span text:style-name="T25">string</text:span><text:span text:style-name="apple-converted-space"><text:span text:style-name="T34"> </text:span></text:span><text:span text:style-name="T25">getApplicationPath</text:span><text:span text:style-name="s10"><text:span text:style-name="T16">()</text:span></text:span><text:bookmark-end text:name="getApplicationPath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Standard"><text:span text:style-name="T5">Description:</text:span><text:span text:style-name="T9"> </text:span><text:span text:style-name="T6">Retrieving the application path of the current process, not including the name of the program itself.</text:span><text:span text:style-name="T19"><text:line-break/></text:span></text:p>
      <text:p text:style-name="P14"><text:span text:style-name="T4">Example:</text:span><text:span text:style-name="T18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35"><text:span text:style-name="Máquina_20_de_20_escrever_20_HTML"><text:span text:style-name="T44">13</text:span>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</table:table-cell>
          <table:table-cell table:style-name="Tabela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8"><text:span text:style-name="T75"><text:s text:c="8"/></text:span><text:span text:style-name="T96">cout</text:span><text:span text:style-name="T75"> </text:span><text:span text:style-name="T98">&lt;&lt;</text:span><text:span text:style-name="T75"> </text:span><text:span text:style-name="T96">commandLine</text:span><text:span text:style-name="T98">.</text:span><text:span text:style-name="T96">getApplicationPath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8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8"><text:span text:style-name="T86"><text:s text:c="4"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7">linux:/home/enzo # ./myapp</text:p>
            <text:p text:style-name="P27">/home/enzo</text:p>
          </table:table-cell>
        </table:table-row>
      </table:table>
      <text:p text:style-name="P40"><text:soft-page-break/><text:span text:style-name="Máquina_20_de_20_escrever_20_HTML"><text:span text:style-name="T45">_____________________________________________________________________</text:span></text:span></text:p>
      <text:p text:style-name="P27"/>
      <text:p text:style-name="P19"><text:bookmark-start text:name="getApplicationLongPath"/><text:span text:style-name="T10">string</text:span><text:span text:style-name="apple-converted-space"><text:span text:style-name="T32"> </text:span></text:span><text:span text:style-name="T10">getApplicationFullPath</text:span><text:span text:style-name="s10"><text:span text:style-name="T15">()</text:span></text:span><text:bookmark-end text:name="getApplicationLongPath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2"><text:span text:style-name="T51">Description:</text:span> <text:span text:style-name="T52">Retrieving the application path of the current process, including the name of the program itself.</text:span></text:p>
      <text:p text:style-name="P27"/>
      <text:p text:style-name="P14"><text:span text:style-name="T4">Example:</text:span><text:span text:style-name="T18"><text:line-break/>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35"><text:span text:style-name="Máquina_20_de_20_escrever_20_HTML"><text:span text:style-name="T44">13</text:span>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</table:table-cell>
          <table:table-cell table:style-name="Tabela8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9"><text:span text:style-name="T75"><text:s text:c="8"/></text:span><text:span text:style-name="T96">cout</text:span><text:span text:style-name="T75"> </text:span><text:span text:style-name="T98">&lt;&lt;</text:span><text:span text:style-name="T75"> </text:span><text:span text:style-name="T96">commandLine</text:span><text:span text:style-name="T98">.</text:span><text:span text:style-name="T96">getApplicationFullPath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8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7">linux:/home/enzo # ./myapp</text:p>
            <text:p text:style-name="P27">/home/enzo/myapp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27"/>
      <text:p text:style-name="P16"><text:bookmark-start text:name="getApplicationLongPath1"/><text:bookmark-start text:name="getCurrentDirectory"/><text:span text:style-name="T25">string</text:span><text:span text:style-name="apple-converted-space"><text:span text:style-name="T34"> </text:span></text:span><text:span text:style-name="T25">getCurrentWorkingDirectory</text:span><text:span text:style-name="s10"><text:span text:style-name="T16">()</text:span></text:span><text:bookmark-end text:name="getApplicationLongPath1"/><text:bookmark-end text:name="getCurrentDirectory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2"><text:span text:style-name="T51">Description:</text:span><text:span text:style-name="T52"> Retrieves the current working directory for the current process.</text:span></text:p>
      <text:p text:style-name="P27"/>
      <text:p text:style-name="P14"><text:span text:style-name="T4">Example:</text:span><text:span text:style-name="T18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35"><text:span text:style-name="Máquina_20_de_20_escrever_20_HTML"><text:span text:style-name="T44">13</text:span>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oft-page-break/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  <text:p text:style-name="P35"><text:span text:style-name="Máquina_20_de_20_escrever_20_HTML"><text:span text:style-name="T44">24</text:span></text:span></text:p>
          </table:table-cell>
          <table:table-cell table:style-name="Tabela73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3"><text:span text:style-name="T10"><text:s text:c="8"/>cout</text:span><text:span text:style-name="T32"> </text:span><text:span text:style-name="T10">&lt;&lt;</text:span><text:span text:style-name="T32"> </text:span><text:span text:style-name="T10">commandLine.getApplicationPath</text:span><text:span text:style-name="T15">()</text:span><text:span text:style-name="T32"> </text:span><text:span text:style-name="T10">&lt;&lt;</text:span><text:span text:style-name="T32"> </text:span><text:span text:style-name="T10">endl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WorkingDirectory</text:span><text:span text:style-name="T15">()</text:span><text:span text:style-name="T32"> </text:span><text:span text:style-name="T28">&lt;&lt;</text:span><text:span text:style-name="T32"> </text:span><text:span text:style-name="T10">endl</text:span><text:span text:style-name="T15">;</text:span></text:p>
            <text:p text:style-name="P22"><text:span text:style-name="T72"><text:s text:c="8"/>return</text:span><text:span text:style-name="T8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oft-page-break/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7">linux-hevv:/home/enzo/CommandLine/main # /home/enzo/myapp</text:p>
            <text:p text:style-name="P27">/home/enzo</text:p>
            <text:p text:style-name="P27">/home/enzo/CommandLine/main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span text:style-name="T10"><text:line-break/></text:span><text:bookmark-start text:name="hasParameters"/><text:span text:style-name="s5"><text:span text:style-name="T40">bool</text:span></text:span><text:span text:style-name="apple-converted-space"><text:span text:style-name="T54"> </text:span></text:span><text:span text:style-name="T54">hasParameters</text:span><text:span text:style-name="s10"><text:span text:style-name="T40">()</text:span></text:span><text:bookmark-end text:name="hasParameters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9"><text:span text:style-name="T38">Description:</text:span> Checks if the command line has parameters.</text:p>
      <text:p text:style-name="P9"/>
      <text:p text:style-name="P5">Example:</text:p>
      <text:p text:style-name="P27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pan text:style-name="Máquina_20_de_20_escrever_20_HTML">26</text:span></text:p>
            <text:p text:style-name="P41"><text:span text:style-name="Máquina_20_de_20_escrever_20_HTML">27</text:span></text:p>
            <text:p text:style-name="P41"><text:span text:style-name="Máquina_20_de_20_escrever_20_HTML">28</text:span></text:p>
          </table:table-cell>
          <table:table-cell table:style-name="Tabela10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15"><text:span text:style-name="T67">using</text:span><text:span text:style-name="T74"> </text:span><text:span text:style-name="T99">std::runtime_error;</text:span><text:span text:style-name="T24"><text:line-break/><text:line-break/></text:span><text:span text:style-name="T66">int</text:span><text:span text:style-name="T73"> </text:span><text:span text:style-name="T90">main</text:span><text:span text:style-name="T91">()</text:span><text:span text:style-name="T100"> </text:span><text:span text:style-name="T91">{</text:span><text:span text:style-name="T24"><text:line-break/></text:span><text:span text:style-name="T80"> <text:s text:c="3"/></text:span><text:span text:style-name="T65">try</text:span><text:span text:style-name="T80"> </text:span><text:span text:style-name="T88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39"><text:span text:style-name="T102"><text:s text:c="8"/></text:span><text:span text:style-name="T62">if</text:span><text:span text:style-name="T86">(</text:span><text:span text:style-name="T103"> </text:span><text:span text:style-name="T82">commandLine</text:span><text:span text:style-name="T86">.</text:span><text:span text:style-name="T82">hasParameters</text:span><text:span text:style-name="T86">()</text:span><text:span text:style-name="T103"> </text:span><text:span text:style-name="T86">) {</text:span><text:span text:style-name="T15"><text:line-break/> <text:s text:c="5"/></text:span><text:span text:style-name="T102"><text:s text:c="6"/></text:span><text:span text:style-name="T82">cout</text:span><text:span text:style-name="T103"> </text:span><text:span text:style-name="T86">&lt;&lt;</text:span><text:span text:style-name="T103"> </text:span><text:span text:style-name="T101">"yes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6"><text:s text:c="8"/>}</text:p>
            <text:p text:style-name="P39"><text:span text:style-name="T86"><text:s text:c="7"/></text:span><text:span text:style-name="T102"><text:s/></text:span><text:span text:style-name="T62">else </text:span><text:span text:style-name="T86">{</text:span><text:span text:style-name="T15"><text:line-break/></text:span><text:span text:style-name="T92"> <text:s text:c="11"/></text:span><text:span text:style-name="T82">cout</text:span><text:span text:style-name="T103"> </text:span><text:span text:style-name="T86">&lt;&lt;</text:span><text:span text:style-name="T103"> </text:span><text:span text:style-name="T101">"no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6"><text:s text:c="8"/>}</text:p>
            <text:p text:style-name="P48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8"><text:span text:style-name="T86"><text:s text:c="4"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15"><text:span text:style-name="T89"><text:s text:c="4"/>}</text:span><text:span text:style-name="T24"><text:line-break/></text:span><text:span text:style-name="T91">}</text:span></text:p>
            <text:p text:style-name="P4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7">linux:/home/enzo # ./myapp parameter1 parameter2 parameter3</text:p>
            <text:p text:style-name="P27">yes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span text:style-name="T10"><text:line-break/></text:span><text:bookmark-start text:name="hasParameter"/><text:span text:style-name="s5"><text:span text:style-name="T40">bool</text:span></text:span><text:span text:style-name="apple-converted-space"><text:span text:style-name="T54"> </text:span></text:span><text:span text:style-name="T54">hasParameter</text:span><text:span text:style-name="s10"><text:span text:style-name="T40">(</text:span></text:span><text:span text:style-name="apple-converted-space"><text:span text:style-name="T54"> </text:span></text:span><text:span text:style-name="s5"><text:span text:style-name="T40">int</text:span></text:span><text:span text:style-name="apple-converted-space"><text:span text:style-name="T54"> </text:span></text:span>parameterP<text:span text:style-name="T54">osition</text:span><text:span text:style-name="apple-converted-space"><text:span text:style-name="T54"> </text:span></text:span><text:span text:style-name="s10"><text:span text:style-name="T40">)</text:span></text:span><text:bookmark-end text:name="has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2"><text:span text:style-name="T51">Description:</text:span> <text:span text:style-name="T52">Checks if a specified parameter exists.</text:span></text:p>
      <text:p text:style-name="P27"/>
      <text:p text:style-name="P5">Example:</text:p>
      <text:p text:style-name="P27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oft-page-break/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pan text:style-name="Máquina_20_de_20_escrever_20_HTML">26</text:span></text:p>
            <text:p text:style-name="P41"><text:span text:style-name="Máquina_20_de_20_escrever_20_HTML">27</text:span></text:p>
            <text:p text:style-name="P41"><text:span text:style-name="Máquina_20_de_20_escrever_20_HTML">28</text:span></text:p>
          </table:table-cell>
          <table:table-cell table:style-name="Tabela12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<text:soft-page-break/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3"><text:span text:style-name="T48">using</text:span><text:span text:style-name="T36"> </text:span>std::runtime_error;</text:p>
            <text:p text:style-name="P38"/>
            <text:p text:style-name="P22"><text:span text:style-name="T48">int</text:span><text:span text:style-name="T32"> </text:span><text:span text:style-name="T10">main</text:span><text:span text:style-name="T15">() {</text:span></text:p>
            <text:p text:style-name="P32"><text:span text:style-name="T77"><text:s text:c="4"/></text:span><text:span text:style-name="T61">try</text:span><text:span text:style-name="T77"> </text:span><text:span text:style-name="T104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39"><text:span text:style-name="T102"><text:s text:c="8"/></text:span><text:span text:style-name="T62">if</text:span><text:span text:style-name="T86">(</text:span><text:span text:style-name="T103"> </text:span><text:span text:style-name="T82">commandLine</text:span><text:span text:style-name="T86">.</text:span><text:span text:style-name="T82">hasParameter</text:span><text:span text:style-name="T86">( </text:span><text:span text:style-name="T83">2</text:span><text:span text:style-name="T86"> )</text:span><text:span text:style-name="T103"> </text:span><text:span text:style-name="T86">) {</text:span><text:span text:style-name="T15"><text:line-break/> <text:s text:c="5"/></text:span><text:span text:style-name="T102"><text:s text:c="6"/></text:span><text:span text:style-name="T82">cout</text:span><text:span text:style-name="T103"> </text:span><text:span text:style-name="T86">&lt;&lt;</text:span><text:span text:style-name="T103"> </text:span><text:span text:style-name="T101">"yes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6"><text:s text:c="8"/>}</text:p>
            <text:p text:style-name="P39"><text:span text:style-name="T86"><text:s text:c="7"/></text:span><text:span text:style-name="T102"><text:s/></text:span><text:span text:style-name="T62">else </text:span><text:span text:style-name="T86">{</text:span><text:span text:style-name="T15"><text:line-break/></text:span><text:span text:style-name="T92"> <text:s text:c="11"/></text:span><text:span text:style-name="T82">cout</text:span><text:span text:style-name="T103"> </text:span><text:span text:style-name="T86">&lt;&lt;</text:span><text:span text:style-name="T103"> </text:span><text:span text:style-name="T101">"no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6"><text:s text:c="8"/>}</text:p>
            <text:p text:style-name="P46"><text:span text:style-name="T50"><text:s text:c="8"/>return</text:span><text:span text:style-name="T107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31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7">linux:/home/enzo # ./myapp How To Pass Parameters To Main() And Use Them</text:p>
            <text:p text:style-name="P27">yes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span text:style-name="T10"><text:line-break/></text:span><text:bookmark-start text:name="getParametersNumber"/><text:span text:style-name="s10"><text:span text:style-name="T55">int get</text:span></text:span><text:span text:style-name="T54">Parameters</text:span><text:span text:style-name="s10"><text:span text:style-name="T55">Number()</text:span></text:span><text:bookmark-end text:name="getParametersNumb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4"><text:span text:style-name="T4">Description:</text:span><text:span text:style-name="T9"> Returns the total number of parameters on the command line for the current process, not including the name of the program itself.</text:span><text:span text:style-name="T18"><text:line-break/></text:span></text:p>
      <text:p text:style-name="P5">Example:</text:p>
      <text:p text:style-name="P27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</table:table-cell>
          <table:table-cell table:style-name="Tabela14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ParametersNumb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46"><text:span text:style-name="T50"><text:s text:c="8"/>return</text:span><text:span text:style-name="T107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><text:soft-page-break/></text:p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7">linux:/home/enzo # ./myapp The C++ Programming Language</text:p>
            <text:p text:style-name="P27">4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27"/>
      <text:p text:style-name="P19"><text:bookmark-start text:name="getAllParameters"/><text:span text:style-name="T10">string</text:span><text:span text:style-name="apple-converted-space"><text:span text:style-name="T32"> </text:span></text:span><text:span text:style-name="T10">getAllParameters</text:span><text:span text:style-name="s10"><text:span text:style-name="T15">()</text:span></text:span><text:bookmark-end text:name="getAllParameters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2"><text:span text:style-name="T51">Description:</text:span> <text:span text:style-name="T52">Retrieves all the parameters on the command line for the current process.</text:span></text:p>
      <text:p text:style-name="P27"/>
      <text:p text:style-name="P5">Example:</text:p>
      <text:p text:style-name="P27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</table:table-cell>
          <table:table-cell table:style-name="Tabela1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3"><text:span text:style-name="T33"><text:s text:c="8"/></text:span><text:span text:style-name="T26">cout</text:span><text:span text:style-name="T33"> </text:span><text:span text:style-name="T26">&lt;&lt;</text:span><text:span text:style-name="T33"> </text:span><text:span text:style-name="T26">commandLine.getAllParameters</text:span><text:span text:style-name="T17">()</text:span><text:span text:style-name="T33"> </text:span><text:span text:style-name="T26">&lt;&lt;</text:span><text:span text:style-name="T33"> </text:span><text:span text:style-name="T26">endl;</text:span></text:p>
            <text:p text:style-name="P46"><text:span text:style-name="T50"><text:s text:c="8"/>return</text:span><text:span text:style-name="T107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27">linux:/home/enzo # ./myapp High thoughts must have high language</text:p>
            <text:p text:style-name="P27">High thoughts must have high language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27"/>
      <text:p text:style-name="P16"><text:bookmark-start text:name="getParameter"/><text:span text:style-name="T54">string</text:span><text:span text:style-name="apple-converted-space"><text:span text:style-name="T54"> </text:span></text:span><text:span text:style-name="T54">getParameter</text:span><text:span text:style-name="s10"><text:span text:style-name="T40">(</text:span></text:span><text:span text:style-name="apple-converted-space"><text:span text:style-name="T54"> </text:span></text:span><text:span text:style-name="s5"><text:span text:style-name="T40">int</text:span></text:span><text:span text:style-name="apple-converted-space"><text:span text:style-name="T54"> </text:span></text:span>parameterP<text:span text:style-name="T54">osition</text:span><text:span text:style-name="apple-converted-space"><text:span text:style-name="T54"> </text:span></text:span><text:span text:style-name="s10"><text:span text:style-name="T40">)</text:span></text:span><text:bookmark-end text:name="ge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2"><text:span text:style-name="T51">Description:</text:span> <text:span text:style-name="T52">Retrieves the parameter of the specified parameter position on the command line for the current process.</text:span></text:p>
      <text:p text:style-name="P27"/>
      <text:p text:style-name="P5">Example:</text:p>
      <text:p text:style-name="P27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oft-page-break/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</table:table-cell>
          <table:table-cell table:style-name="Tabela18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3"><text:span text:style-name="T33"><text:s text:c="8"/></text:span><text:span text:style-name="T26">cout</text:span><text:span text:style-name="T33"> </text:span><text:span text:style-name="T17">&lt;&lt;</text:span><text:span text:style-name="T33"> </text:span><text:span text:style-name="T26">commandLine</text:span><text:span text:style-name="T17">.</text:span><text:span text:style-name="T26">getParameter</text:span><text:span text:style-name="T17">( </text:span><text:span text:style-name="T26">2</text:span><text:span text:style-name="T17"> )</text:span><text:span text:style-name="T33"> </text:span><text:span text:style-name="T17">&lt;&lt;</text:span><text:span text:style-name="T33"> </text:span><text:span text:style-name="T26">endl</text:span><text:span text:style-name="T17">;</text:span></text:p>
            <text:p text:style-name="P46"><text:span text:style-name="T50"><text:s text:c="8"/>return</text:span><text:span text:style-name="T107"> EXIT_SUCCESS;</text:span></text:p>
            <text:p text:style-name="P48"><text:soft-page-break/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7">linux:/home/enzo # ./myapp C++ evolved from C</text:p>
            <text:p text:style-name="P27">evolved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28"/>
      <text:p text:style-name="P29"><text:bookmark-start text:name="gotoFirstParameter"/>gotoFirstParameter<text:span text:style-name="s10"><text:span text:style-name="T39">()</text:span></text:span><text:bookmark-end text:name="gotoFirstParameter"/><text:span text:style-name="s10"><text:span text:style-name="T30"> </text:span></text:span><text:a xlink:type="simple" xlink:href="#Members"><text:span text:style-name="s10"><text:span text:style-name="T60"></text:span></text:span></text:a></text:p>
      <text:p text:style-name="P12"><text:span text:style-name="T51">Description:</text:span> <text:span text:style-name="T52">Points to the first parameter on the command line for the current process.</text:span></text:p>
      <text:p text:style-name="Standard"><text:span text:style-name="s2"><text:span text:style-name="T56"/></text:span></text:p>
      <text:p text:style-name="P14"><text:span text:style-name="T4">Example:</text:span><text:span text:style-name="T18"><text:line-break/></text:span>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  <text:p text:style-name="P35"><text:span text:style-name="Máquina_20_de_20_escrever_20_HTML"><text:span text:style-name="T44">24</text:span></text:span></text:p>
            <text:p text:style-name="P35"><text:span text:style-name="Máquina_20_de_20_escrever_20_HTML"><text:span text:style-name="T44">25</text:span></text:span></text:p>
            <text:p text:style-name="P35"><text:span text:style-name="Máquina_20_de_20_escrever_20_HTML"><text:span text:style-name="T44">26</text:span></text:span></text:p>
          </table:table-cell>
          <table:table-cell table:style-name="Tabela24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 text:c="8"/><text:span text:style-name="T10">commandLine</text:span><text:span text:style-name="T15">.</text:span><text:span text:style-name="T10">gotoNextParameter</text:span><text:span text:style-name="T15">();</text:span></text:p>
            <text:p text:style-name="P17"><text:s text:c="8"/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17"><text:span text:style-name="T26"><text:s text:c="8"/></text:span><text:span text:style-name="T10">commandLine</text:span><text:span text:style-name="T15">.</text:span><text:span text:style-name="T10">gotoFirstParameter</text:span><text:span text:style-name="T15">();</text:span></text:p>
            <text:p text:style-name="P23"><text:span text:style-name="T17"><text:s text:c="8"/></text:span><text:span text:style-name="T26">cout</text:span><text:span text:style-name="T33"> </text:span><text:span text:style-name="T26">&lt;&lt;</text:span><text:span text:style-name="T33"> </text:span><text:span text:style-name="T26">commandLine.getCurrentParameter</text:span><text:span text:style-name="T17">()</text:span><text:span text:style-name="T33"> </text:span><text:span text:style-name="T26">&lt;&lt;</text:span><text:span text:style-name="T33"> </text:span><text:span text:style-name="T26">endl;</text:span></text:p>
            <text:p text:style-name="P46"><text:span text:style-name="T50"><text:s text:c="8"/>return</text:span><text:span text:style-name="T107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27">linux:/home/enzo # ./myapp Principles and Practice using C++</text:p>
            <text:p text:style-name="P27">and</text:p>
            <text:p text:style-name="P27">Principles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Standard"><text:span text:style-name="s2"><text:span text:style-name="T56"/></text:span></text:p>
      <text:p text:style-name="Standard"><text:bookmark-start text:name="gotoNextParameter"/><text:span text:style-name="s5"><text:span text:style-name="T42">bool</text:span></text:span><text:span text:style-name="apple-converted-space"><text:span text:style-name="T43"> </text:span></text:span><text:span text:style-name="T43">gotoNextParameter</text:span><text:span text:style-name="s10"><text:span text:style-name="T42">()</text:span></text:span><text:bookmark-end text:name="gotoNextParamet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2"><text:span text:style-name="T51">Description:</text:span> <text:span text:style-name="T52">Points to the next parameter on the command line for the current process. Returns false if is at the last parameter.</text:span></text:p>
      <text:p text:style-name="Standard"><text:span text:style-name="s10"><text:span text:style-name="T21"/></text:span></text:p>
      <text:p text:style-name="P14"><text:span text:style-name="T4">Example:</text:span><text:span text:style-name="T18"><text:line-break/></text:span></text:p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oft-page-break/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</table:table-cell>
          <table:table-cell table:style-name="Tabela26.B1" office:value-type="string">
            <text:p text:style-name="P44">#include &lt;CommandLine.h&gt;</text:p>
            <text:p text:style-name="P44"/>
            <text:p text:style-name="P44"><text:soft-page-break/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48">do</text:span></text:p>
            <text:p text:style-name="P17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3"><text:span text:style-name="T35"><text:s text:c="8"/></text:span><text:span text:style-name="T49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1"><text:span text:style-name="T70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27">linux:/home/enzo # ./myapp GCC the GNU Compiler Collection</text:p>
            <text:p text:style-name="P27">GCC</text:p>
            <text:p text:style-name="P27">the</text:p>
            <text:p text:style-name="P27">GNU</text:p>
            <text:p text:style-name="P27">Compiler</text:p>
            <text:p text:style-name="P27">Collection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Standard"><text:span text:style-name="s10"><text:span text:style-name="T21"/></text:span></text:p>
      <text:p text:style-name="Standard"><text:bookmark-start text:name="getCurrentPosition"/><text:span text:style-name="s5"><text:span text:style-name="T42">int</text:span></text:span><text:span text:style-name="apple-converted-space"><text:span text:style-name="T43"> </text:span></text:span><text:span text:style-name="T43">getCurrentPosition</text:span><text:span text:style-name="s10"><text:span text:style-name="T42">()</text:span></text:span><text:bookmark-end text:name="getCurrentPosition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9"><text:span text:style-name="T38">Description:</text:span> Retrieves the current position parameter on the command line for the current process.</text:p>
      <text:p text:style-name="Standard"><text:span text:style-name="s10"><text:span text:style-name="T21"/></text:span></text:p>
      <text:p text:style-name="P14"><text:span text:style-name="T4">Example:</text:span><text:span text:style-name="T18"><text:line-break/></text:span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oft-page-break/><text:span text:style-name="Máquina_20_de_20_escrever_20_HTML">24</text:span></text:p>
            <text:p text:style-name="P41"><text:span text:style-name="Máquina_20_de_20_escrever_20_HTML">25</text:span></text:p>
          </table:table-cell>
          <table:table-cell table:style-name="Tabela28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48">do</text:span></text:p>
            <text:p text:style-name="P17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28">getCurrentPosition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3"><text:span text:style-name="T35"><text:s text:c="8"/></text:span><text:span text:style-name="T49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1"><text:span text:style-name="T70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<text:soft-page-break/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27">linux:/home/enzo # ./myapp Principles and Practice using C++</text:p>
            <text:p text:style-name="P27">1</text:p>
            <text:p text:style-name="P27">2</text:p>
            <text:p text:style-name="P27">3</text:p>
            <text:p text:style-name="P27">4</text:p>
            <text:p text:style-name="P27">5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Standard"><text:span text:style-name="s10"><text:span text:style-name="T21"/></text:span></text:p>
      <text:p text:style-name="P19"><text:bookmark-start text:name="getCurrentParameter"/><text:span text:style-name="T10">string</text:span><text:span text:style-name="apple-converted-space"><text:span text:style-name="T32"> </text:span></text:span><text:span text:style-name="T10">getCurrentParameter</text:span><text:span text:style-name="s10"><text:span text:style-name="T15">()</text:span></text:span><text:bookmark-end text:name="getCurrentParameter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2"><text:span text:style-name="T51">Description:</text:span> <text:span text:style-name="T52">Retrieves the current parameter on the command line for the current process.</text:span></text:p>
      <text:p text:style-name="P27"/>
      <text:p text:style-name="P14"><text:span text:style-name="T4">Example:</text:span><text:span text:style-name="T18"><text:line-break/></text:span></text:p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</table:table-cell>
          <table:table-cell table:style-name="Tabela30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48">do</text:span></text:p>
            <text:p text:style-name="P17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3"><text:span text:style-name="T35"><text:s text:c="8"/></text:span><text:span text:style-name="T49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1"><text:span text:style-name="T70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27">linux:/home/enzo # ./myapp Principles and Practice using C++</text:p>
            <text:p text:style-name="P27">Principles</text:p>
            <text:p text:style-name="P27">and</text:p>
            <text:p text:style-name="P27">Practice</text:p>
            <text:p text:style-name="P27">using</text:p>
            <text:p text:style-name="P27">C++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Standard"><text:span text:style-name="T19"><text:line-break/></text:span><text:bookmark-start text:name="getFirstParameter"/><text:span text:style-name="s5"><text:span text:style-name="T23">string</text:span></text:span><text:span text:style-name="apple-converted-space"><text:span text:style-name="T43"> getFirstParameter</text:span></text:span><text:span text:style-name="s10"><text:span text:style-name="T42">()</text:span></text:span><text:bookmark-end text:name="getFirstParamet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9"><text:span text:style-name="T38">Description:</text:span> Retrieves the first parameter on the command line for the current process.</text:p>
      <text:p text:style-name="P27"/>
      <text:p text:style-name="P14"><text:span text:style-name="T4">Example:</text:span><text:span text:style-name="T18"><text:line-break/></text:span></text:p>
      <table:table table:name="Tabela59" table:style-name="Tabela59">
        <table:table-column table:style-name="Tabela59.A"/>
        <table:table-column table:style-name="Tabela59.B"/>
        <text:soft-page-break/>
        <table:table-row table:style-name="Tabela59.1">
          <table:table-cell table:style-name="Tabela59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</table:table-cell>
          <table:table-cell table:style-name="Tabela59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;</text:span></text:p>
            <text:p text:style-name="P17"><text:span text:style-name="T28"><text:s text:c="8"/>cout</text:span><text:span text:style-name="T37"> </text:span><text:span text:style-name="T28">&lt;&lt;</text:span><text:span text:style-name="T37"> </text:span><text:span text:style-name="T28">commandLine.getFirstParameter</text:span><text:span text:style-name="T15">()</text:span><text:span text:style-name="T37"> </text:span><text:span text:style-name="T28">&lt;&lt;</text:span><text:span text:style-name="T37"> </text:span><text:span text:style-name="T28">endl;</text:span></text:p>
            <text:p text:style-name="P52"><text:span text:style-name="T71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78"><text:s text:c="4"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60" table:style-name="Tabela60">
        <table:table-column table:style-name="Tabela60.A"/>
        <table:table-row table:style-name="Tabela60.1">
          <table:table-cell table:style-name="Tabela60.A1" office:value-type="string">
            <text:p text:style-name="P27">linux:/home/enzo # ./myapp C++ Development Environment</text:p>
            <text:p text:style-name="P27">C++</text:p>
          </table:table-cell>
        </table:table-row>
      </table:table>
      <text:p text:style-name="P18"><text:span text:style-name="Máquina_20_de_20_escrever_20_HTML"><text:span text:style-name="T45">_____________________________________________________________________</text:span></text:span></text:p>
      <text:p text:style-name="P16"><text:span text:style-name="s5"><text:span text:style-name="T27"/></text:span></text:p>
      <text:p text:style-name="P16"><text:bookmark-start text:name="getLastParameter"/><text:span text:style-name="s5"><text:span text:style-name="T27">string</text:span></text:span><text:span text:style-name="apple-converted-space"><text:span text:style-name="T54"> getLastParameter</text:span></text:span><text:span text:style-name="s10"><text:span text:style-name="T40">()</text:span></text:span><text:bookmark-end text:name="getLas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9"><text:span text:style-name="T38">Description:</text:span> Retrieves the last parameter on the command line for the current process.</text:p>
      <text:p text:style-name="P27"/>
      <text:p text:style-name="P14"><text:span text:style-name="T4">Example:</text:span><text:span text:style-name="T18"><text:line-break/></text:span></text:p>
      <table:table table:name="Tabela65" table:style-name="Tabela65">
        <table:table-column table:style-name="Tabela65.A"/>
        <table:table-column table:style-name="Tabela65.B"/>
        <table:table-row table:style-name="Tabela65.1">
          <table:table-cell table:style-name="Tabela65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</table:table-cell>
          <table:table-cell table:style-name="Tabela65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Las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1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27">linux:/home/enzo # ./myapp The C++ Standard Library</text:p>
            <text:p text:style-name="P27">Library</text:p>
          </table:table-cell>
        </table:table-row>
      </table:table>
      <text:p text:style-name="P16"><text:span text:style-name="Máquina_20_de_20_escrever_20_HTML"><text:span text:style-name="T45">_____________________________________________________________________</text:span></text:span></text:p>
      <text:p text:style-name="P27"><text:soft-page-break/></text:p>
      <text:p text:style-name="P16"><text:bookmark-start text:name="setOptionPrefix"/><text:span text:style-name="T25">setOptionPrefix</text:span><text:span text:style-name="s10"><text:span text:style-name="T16">(</text:span></text:span><text:span text:style-name="apple-converted-space"><text:span text:style-name="T34"> </text:span></text:span><text:span text:style-name="T25">string</text:span><text:span text:style-name="apple-converted-space"><text:span text:style-name="T34"> </text:span></text:span><text:span text:style-name="T25">optionPrefix</text:span><text:span text:style-name="apple-converted-space"><text:span text:style-name="T34"> </text:span></text:span><text:span text:style-name="s10"><text:span text:style-name="T16">)</text:span></text:span><text:bookmark-end text:name="s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9"><text:span text:style-name="T38">Description:</text:span> Define the prefix (string added in front of the option name) used to recognize an option on the command line.</text:p>
      <text:p text:style-name="P5"/>
      <text:p text:style-name="P14"><text:span text:style-name="T4">Example:</text:span><text:span text:style-name="T18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</table:table-cell>
          <table:table-cell table:style-name="Tabela3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1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7">linux:/home/enzo # ./myapp --price 0.99</text:p>
            <text:p text:style-name="P27">0.99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5"/>
      <text:p text:style-name="P19"><text:bookmark-start text:name="setOptionPostfix"/><text:span text:style-name="T10">setOptionPostfix</text:span><text:span text:style-name="s10"><text:span text:style-name="T15">(</text:span></text:span><text:span text:style-name="apple-converted-space"><text:span text:style-name="T32"> </text:span></text:span><text:span text:style-name="T10">string</text:span><text:span text:style-name="apple-converted-space"><text:span text:style-name="T32"> </text:span></text:span><text:span text:style-name="T10">optionPostfix</text:span><text:span text:style-name="apple-converted-space"><text:span text:style-name="T32"> </text:span></text:span><text:span text:style-name="s10"><text:span text:style-name="T15">)</text:span></text:span><text:bookmark-end text:name="setOptionPostfix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4"><text:span text:style-name="T4">Description: </text:span><text:span text:style-name="T9">Define the postfix (string added to the end of the option name) used to recognize an option on the command line.</text:span><text:span text:style-name="T18"><text:line-break/></text:span></text:p>
      <text:p text:style-name="P14"><text:span text:style-name="T4">Example:</text:span><text:span text:style-name="T18"><text:line-break/></text:span></text:p>
      <table:table table:name="Tabela38" table:style-name="Tabela38">
        <table:table-column table:style-name="Tabela38.A"/>
        <table:table-column table:style-name="Tabela38.B"/>
        <text:soft-page-break/>
        <table:table-row table:style-name="Tabela38.1">
          <table:table-cell table:style-name="Tabela38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  <text:p text:style-name="P35"><text:span text:style-name="Máquina_20_de_20_escrever_20_HTML"><text:span text:style-name="T44">24</text:span></text:span></text:p>
          </table:table-cell>
          <table:table-cell table:style-name="Tabela38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="</text:span><text:span text:style-name="T15"> )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1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7">linux:/home/enzo # ./myapp price=0.99</text:p>
            <text:p text:style-name="P27">0.99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span text:style-name="T10"><text:line-break/></text:span><text:bookmark-start text:name="getOptionPrefix"/><text:span text:style-name="T25">string</text:span><text:span text:style-name="apple-converted-space"><text:span text:style-name="T34"> </text:span></text:span><text:span text:style-name="T25">getOptionPrefix</text:span><text:span text:style-name="s10"><text:span text:style-name="T16">()</text:span></text:span><text:bookmark-end text:name="g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9"><text:span text:style-name="T38">Description:</text:span> Returns the prefix (string added in front of the option name) used to recognize an option on the command line.</text:p>
      <text:p text:style-name="P27"/>
      <text:p text:style-name="P14"><text:span text:style-name="T4">Example:</text:span><text:span text:style-name="T18"><text:line-break/></text:span></text:p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  <text:p text:style-name="P35"><text:span text:style-name="Máquina_20_de_20_escrever_20_HTML"><text:span text:style-name="T44">24</text:span></text:span></text:p>
          </table:table-cell>
          <table:table-cell table:style-name="Tabela40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Prefix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1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7">linux:/home/enzo # ./myapp</text:p>
            <text:p text:style-name="P27">--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span text:style-name="T10"><text:line-break/></text:span><text:bookmark-start text:name="getOptionPostfix"/><text:span text:style-name="T25">string</text:span><text:span text:style-name="apple-converted-space"><text:span text:style-name="T34"> </text:span></text:span><text:span text:style-name="T25">getOptionPostfix</text:span><text:span text:style-name="s10"><text:span text:style-name="T16">()</text:span></text:span><text:bookmark-end text:name="getOptionPost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4"><text:span text:style-name="T4">Description:</text:span><text:span text:style-name="T9"> Returns the postfix (string added to the end of the option name) used to recognize an option on the command line.</text:span><text:span text:style-name="T18"><text:line-break/></text:span></text:p>
      <text:p text:style-name="P14"><text:span text:style-name="T4">Example:</text:span><text:span text:style-name="T18"><text:line-break/></text:span></text:p>
      <table:table table:name="Tabela42" table:style-name="Tabela42">
        <table:table-column table:style-name="Tabela42.A"/>
        <table:table-column table:style-name="Tabela42.B"/>
        <text:soft-page-break/>
        <table:table-row table:style-name="Tabela42.1">
          <table:table-cell table:style-name="Tabela42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  <text:p text:style-name="P35"><text:span text:style-name="Máquina_20_de_20_escrever_20_HTML"><text:span text:style-name="T44">24</text:span></text:span></text:p>
          </table:table-cell>
          <table:table-cell table:style-name="Tabela42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="</text:span><text:span text:style-name="T15"> );</text:span></text:p>
            <text:p text:style-name="P17"><text:span text:style-name="T35"><text:s text:c="8"/></text:span><text:span text:style-name="T28">cout</text:span><text:span text:style-name="T37"> </text:span><text:span text:style-name="T28">&lt;&lt;</text:span><text:span text:style-name="T37"> </text:span><text:span text:style-name="T28">commandLine.getOptionPostfix</text:span><text:span text:style-name="T15">()</text:span><text:span text:style-name="T36"> </text:span><text:span text:style-name="T28">&lt;&lt;</text:span><text:span text:style-name="T36"> </text:span><text:span text:style-name="T28">endl;</text:span></text:p>
            <text:p text:style-name="P52"><text:span text:style-name="T71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4"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7">linux:/home/enzo # ./myapp</text:p>
            <text:p text:style-name="P27">=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Standard"><text:span text:style-name="T19"><text:line-break/></text:span><text:bookmark-start text:name="hasOption"/><text:span text:style-name="s5"><text:span text:style-name="T42">bool</text:span></text:span><text:span text:style-name="apple-converted-space"><text:span text:style-name="T43"> </text:span></text:span><text:span text:style-name="T43">hasOption</text:span><text:span text:style-name="s10"><text:span text:style-name="T42">(</text:span></text:span><text:span text:style-name="apple-converted-space"><text:span text:style-name="T43"> </text:span></text:span><text:span text:style-name="T43">string</text:span><text:span text:style-name="apple-converted-space"><text:span text:style-name="T43"> </text:span></text:span><text:span text:style-name="T43">option</text:span><text:span text:style-name="apple-converted-space"><text:span text:style-name="T43"> </text:span></text:span><text:span text:style-name="s10"><text:span text:style-name="T42">)</text:span></text:span><text:bookmark-end text:name="hasOption"/><text:span text:style-name="s10"><text:span text:style-name="T42"> </text:span></text:span><text:a xlink:type="simple" xlink:href="#Members"><text:span text:style-name="s10"><text:span text:style-name="T11"></text:span></text:span></text:a><text:span text:style-name="T41"><text:line-break/></text:span><text:span text:style-name="T5">Description:</text:span><text:span text:style-name="T9"> </text:span><text:span text:style-name="T6">Checks if the specified option exists.</text:span></text:p>
      <text:p text:style-name="P16"/>
      <text:p text:style-name="P14"><text:span text:style-name="T4">Example:</text:span><text:span text:style-name="T18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pan text:style-name="Máquina_20_de_20_escrever_20_HTML">26</text:span></text:p>
            <text:p text:style-name="P41"><text:span text:style-name="Máquina_20_de_20_escrever_20_HTML">27</text:span></text:p>
            <text:p text:style-name="P41"><text:span text:style-name="Máquina_20_de_20_escrever_20_HTML">28</text:span></text:p>
            <text:p text:style-name="P41"><text:span text:style-name="Máquina_20_de_20_escrever_20_HTML">29</text:span></text:p>
          </table:table-cell>
          <table:table-cell table:style-name="Tabela71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:"</text:span><text:span text:style-name="T15"> );</text:span></text:p>
            <text:p text:style-name="P17"><text:span text:style-name="T33"><text:s text:c="8"/></text:span><text:span text:style-name="T63">if</text:span><text:span text:style-name="T17">(</text:span><text:span text:style-name="T32"> </text:span><text:span text:style-name="T10">commandLine</text:span><text:span text:style-name="T15">.</text:span><text:span text:style-name="T28">hasOption</text:span><text:span text:style-name="T15">( </text:span><text:span text:style-name="T57">"ISBN-10"</text:span><text:span text:style-name="T15"> )</text:span><text:span text:style-name="T32"> </text:span><text:span text:style-name="T15">) {</text:span></text:p>
            <text:p text:style-name="P36"><text:span text:style-name="T92"><text:s text:c="12"/></text:span><text:span text:style-name="T82">cout</text:span><text:span text:style-name="T94"> </text:span><text:span text:style-name="T86">&lt;&lt;</text:span><text:span text:style-name="T94"> </text:span><text:span text:style-name="T101">"yes"</text:span><text:span text:style-name="T94"> </text:span><text:span text:style-name="T86">&lt;&lt;</text:span><text:span text:style-name="T94"> </text:span><text:span text:style-name="T82">endl</text:span><text:span text:style-name="T86">;</text:span></text:p>
            <text:p text:style-name="P47"><text:s text:c="8"/>}</text:p>
            <text:p text:style-name="P36"><text:span text:style-name="T86"><text:s text:c="7"/></text:span><text:span text:style-name="T92"><text:s/></text:span><text:span text:style-name="T62">else </text:span><text:span text:style-name="T86">{</text:span></text:p>
            <text:p text:style-name="P36"><text:span text:style-name="T92"><text:s text:c="12"/></text:span><text:span text:style-name="T82">cout</text:span><text:span text:style-name="T94"> </text:span><text:span text:style-name="T86">&lt;&lt;</text:span><text:span text:style-name="T94"> </text:span><text:span text:style-name="T101">"no"</text:span><text:span text:style-name="T94"> </text:span><text:span text:style-name="T86">&lt;&lt;</text:span><text:span text:style-name="T94"> </text:span><text:span text:style-name="T82">endl</text:span><text:span text:style-name="T86">;</text:span></text:p>
            <text:p text:style-name="P47"><text:s text:c="8"/>}</text:p>
            <text:p text:style-name="P52"><text:span text:style-name="T71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72" table:style-name="Tabela72">
        <table:table-column table:style-name="Tabela72.A"/>
        <text:soft-page-break/>
        <table:table-row table:style-name="Tabela72.1">
          <table:table-cell table:style-name="Tabela72.A1" office:value-type="string">
            <text:p text:style-name="P27">linux:/home/enzo # ./myapp Paperback: 208 pages Publisher: O'Reilly Media; 1 edition (August 19, 2011) Language: English ISBN-10: 1449397670 <text:s text:c="2"/>Weight: 14.4 ounces</text:p>
            <text:p text:style-name="P27">yes</text:p>
          </table:table-cell>
        </table:table-row>
      </table:table>
      <text:p text:style-name="P18"><text:span text:style-name="Máquina_20_de_20_escrever_20_HTML"><text:span text:style-name="T45">_____________________________________________________________________</text:span></text:span></text:p>
      <text:p text:style-name="P16"><text:line-break/><text:bookmark-start text:name="getOptionValue"/><text:span text:style-name="T54">string</text:span><text:span text:style-name="apple-converted-space"><text:span text:style-name="T54"> </text:span></text:span><text:span text:style-name="T54">getOptionValue</text:span><text:span text:style-name="s10"><text:span text:style-name="T40">(</text:span></text:span><text:span text:style-name="apple-converted-space"><text:span text:style-name="T54"> </text:span></text:span><text:span text:style-name="T54">string</text:span><text:span text:style-name="apple-converted-space"><text:span text:style-name="T54"> </text:span></text:span><text:span text:style-name="T54">option</text:span><text:span text:style-name="apple-converted-space"><text:span text:style-name="T54"> </text:span></text:span><text:span text:style-name="s10"><text:span text:style-name="T40">)</text:span></text:span><text:bookmark-end text:name="getOptionValu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2"><text:span text:style-name="T51">Description:</text:span> <text:span text:style-name="T52">Retrieves the value of the specified option on the command line for the current process.</text:span></text:p>
      <text:p text:style-name="P16"/>
      <text:p text:style-name="P14"><text:span text:style-name="T4">Example:</text:span><text:span text:style-name="T18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</table:table-cell>
          <table:table-cell table:style-name="Tabela44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17"><text:s text:c="5"/></text:span><text:span text:style-name="T33"><text:s text:c="3"/></text:span><text:span text:style-name="T10">commandLine</text:span><text:span text:style-name="T15">.</text:span><text:span text:style-name="T10">setOptionPostfix</text:span><text:span text:style-name="T15">( </text:span><text:span text:style-name="T57">":"</text:span><text:span text:style-name="T15"> )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Languag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1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7">linux:/home/enzo # ./myapp Paperback: 208 pages Publisher: O'Reilly Media; 1 edition (August 19, 2011) Language: English ISBN-10: 1449397670 <text:s/>Weight: 14.4 ounces</text:p>
            <text:p text:style-name="P27">English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Standard"><text:span text:style-name="T41"><text:line-break/></text:span><text:bookmark-start text:name="getOptionLongValue"/><text:span text:style-name="T43">string</text:span><text:span text:style-name="apple-converted-space"><text:span text:style-name="T43"> </text:span></text:span><text:span text:style-name="T43">getOptionLongValue</text:span><text:span text:style-name="s10"><text:span text:style-name="T42">(</text:span></text:span><text:span text:style-name="apple-converted-space"><text:span text:style-name="T43"> </text:span></text:span><text:span text:style-name="T43">string</text:span><text:span text:style-name="apple-converted-space"><text:span text:style-name="T43"> </text:span></text:span><text:span text:style-name="T43">option</text:span><text:span text:style-name="apple-converted-space"><text:span text:style-name="T43"> </text:span></text:span><text:span text:style-name="s10"><text:span text:style-name="T42">)</text:span></text:span><text:bookmark-end text:name="getOptionLongValue"/><text:span text:style-name="s10"><text:span text:style-name="T42"> </text:span></text:span><text:a xlink:type="simple" xlink:href="#Members"><text:span text:style-name="s10"><text:span text:style-name="T11"></text:span></text:span></text:a><text:span text:style-name="T41"><text:line-break/></text:span><text:span text:style-name="T5">Description: </text:span><text:span text:style-name="T6">Retrieves the long value of the specified option (a range of parameters delimited by the next option if it exists) on the command line for the current process.</text:span></text:p>
      <text:p text:style-name="P16"/>
      <text:p text:style-name="P14"><text:span text:style-name="T4">Example:</text:span><text:span text:style-name="T18"><text:line-break/></text:span></text:p>
      <table:table table:name="Tabela50" table:style-name="Tabela50">
        <table:table-column table:style-name="Tabela50.A"/>
        <table:table-column table:style-name="Tabela50.B"/>
        <text:soft-page-break/>
        <table:table-row table:style-name="Tabela50.1">
          <table:table-cell table:style-name="Tabela50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</table:table-cell>
          <table:table-cell table:style-name="Tabela50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 </text:span><text:span text:style-name="T57">"peripheral"</text:span><text:span text:style-name="T15"> );<text:line-break/> <text:s text:c="7"/></text:span><text:span text:style-name="T28">cout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1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7">linux:/home/enzo # ./myapp --speed 100 --peripheral mouse display keyboard --price 1000</text:p>
            <text:p text:style-name="P27">mouse display keyboard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line-break/><text:bookmark-start text:name="optionCaseSensitive"/><text:span text:style-name="T54">optionCaseSensitive</text:span><text:span text:style-name="s10"><text:span text:style-name="T40">()</text:span></text:span><text:bookmark-end text:name="optionCase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9"><text:span text:style-name="T38">Description:</text:span> Differ use of uppercase and lowercase letters on the option parameter for the other functions. Option parameter is case sensitive by default.</text:p>
      <text:p text:style-name="P16"/>
      <text:p text:style-name="P14"><text:span text:style-name="T4">Example:</text:span><text:span text:style-name="T18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  <text:p text:style-name="P35"><text:span text:style-name="Máquina_20_de_20_escrever_20_HTML"><text:span text:style-name="T44">24</text:span></text:span></text:p>
            <text:p text:style-name="P35"><text:span text:style-name="Máquina_20_de_20_escrever_20_HTML"><text:span text:style-name="T44">25</text:span></text:span></text:p>
            <text:p text:style-name="P35"><text:span text:style-name="Máquina_20_de_20_escrever_20_HTML"><text:span text:style-name="T44">26</text:span></text:span></text:p>
          </table:table-cell>
          <table:table-cell table:style-name="Tabela52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optionCaseSensitive</text:span><text:span text:style-name="T15">();</text:span></text:p>
            <text:p text:style-name="P17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7">"--"</text:span><text:span text:style-name="T32"> </text:span><text:span text:style-name="T15">);</text:span></text:p>
            <text:p text:style-name="P23"><text:span text:style-name="T35"><text:s text:c="8"/></text:span><text:span text:style-name="T26">cout</text:span><text:span text:style-name="T33"> </text:span><text:span text:style-name="T26">&lt;&lt;</text:span><text:span text:style-name="T33"> </text:span><text:span text:style-name="T26">commandLine.getOptionLongValue</text:span><text:span text:style-name="T17">(</text:span><text:span text:style-name="T35"> </text:span><text:span text:style-name="T58">"PERIPHERAL"</text:span><text:span text:style-name="T35"> </text:span><text:span text:style-name="T17">);</text:span></text:p>
            <text:p text:style-name="P23"><text:span text:style-name="T17"><text:s text:c="8"/></text:span><text:span text:style-name="T26">cout</text:span><text:span text:style-name="T33"> </text:span><text:span text:style-name="T17">&lt;&lt;</text:span><text:span text:style-name="T35"> </text:span><text:span text:style-name="T26">endl</text:span><text:span text:style-name="T17">;</text:span></text:p>
            <text:p text:style-name="P51"><text:span text:style-name="T70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7">linux:/home/enzo # ./myapp --peripheral mouse</text:p>
            <text:p text:style-name="Standard"><text:span text:style-name="Máquina_20_de_20_escrever_20_HTML"><text:span text:style-name="T44"/></text:span>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line-break/><text:bookmark-start text:name="optionCaseInsensitive"/><text:span text:style-name="T54">optionCaseInsensitive</text:span><text:span text:style-name="s10"><text:span text:style-name="T40">()</text:span></text:span><text:bookmark-end text:name="optionCaseIn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9"><text:soft-page-break/><text:span text:style-name="T38">Description:</text:span> No differ use of uppercase and lowercase letters on the option parameter for the other functions.</text:p>
      <text:p text:style-name="P16"/>
      <text:p text:style-name="P14"><text:span text:style-name="T4">Example:</text:span><text:span text:style-name="T18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pan text:style-name="Máquina_20_de_20_escrever_20_HTML">26</text:span></text:p>
          </table:table-cell>
          <table:table-cell table:style-name="Tabela54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optionCaseInsensitive</text:span><text:span text:style-name="T15">();</text:span></text:p>
            <text:p text:style-name="P17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7">"--"</text:span><text:span text:style-name="T32"> </text:span><text:span text:style-name="T15">)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</text:span><text:span text:style-name="T32"> </text:span><text:span text:style-name="T57">"PERIPHERAL"</text:span><text:span text:style-name="T32"> </text:span><text:span text:style-name="T15">);</text:span></text:p>
            <text:p text:style-name="P23"><text:span text:style-name="T17"><text:s text:c="8"/></text:span><text:span text:style-name="T26">cout</text:span><text:span text:style-name="T35"> </text:span><text:span text:style-name="T17">&lt;&lt;</text:span><text:span text:style-name="T33"> </text:span><text:span text:style-name="T26">endl</text:span><text:span text:style-name="T17">;</text:span></text:p>
            <text:p text:style-name="P51"><text:span text:style-name="T70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7">linux:/home/enzo # ./myapp --peripheral mouse</text:p>
            <text:p text:style-name="P27">mouse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line-break/><text:bookmark-start text:name="isOptionCaseSensitive"/><text:span text:style-name="s5"><text:span text:style-name="T40">bool</text:span></text:span><text:span text:style-name="apple-converted-space"><text:span text:style-name="T54"> </text:span></text:span><text:span text:style-name="T54">isOptionCaseSensitive</text:span><text:span text:style-name="s10"><text:span text:style-name="T40">()</text:span></text:span><text:bookmark-end text:name="isOptionCase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2"><text:span text:style-name="T51">Description:</text:span> <text:span text:style-name="T52">Checks if the options are case sensitive.</text:span></text:p>
      <text:p text:style-name="P9"/>
      <text:p text:style-name="P14"><text:span text:style-name="T4">Example:</text:span><text:span text:style-name="T18"><text:line-break/></text:span></text:p>
      <table:table table:name="Tabela56" table:style-name="Tabela56">
        <table:table-column table:style-name="Tabela56.A"/>
        <table:table-column table:style-name="Tabela56.B"/>
        <text:soft-page-break/>
        <table:table-row table:style-name="Tabela56.1">
          <table:table-cell table:style-name="Tabela56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pan text:style-name="Máquina_20_de_20_escrever_20_HTML">26</text:span></text:p>
            <text:p text:style-name="P41"><text:span text:style-name="Máquina_20_de_20_escrever_20_HTML">27</text:span></text:p>
            <text:p text:style-name="P41"><text:span text:style-name="Máquina_20_de_20_escrever_20_HTML">28</text:span></text:p>
          </table:table-cell>
          <table:table-cell table:style-name="Tabela5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9"><text:s text:c="4"/></text:span><text:span text:style-name="T64">try</text:span><text:span text:style-name="T79"> </text:span><text:span text:style-name="T87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39"><text:span text:style-name="T102"><text:s text:c="8"/></text:span><text:span text:style-name="T62">if</text:span><text:span text:style-name="T86">(</text:span><text:span text:style-name="T103"> </text:span><text:span text:style-name="T82">commandLine</text:span><text:span text:style-name="T86">.</text:span><text:span text:style-name="T93">isOptionCaseSensitive</text:span><text:span text:style-name="T86">()</text:span><text:span text:style-name="T103"> </text:span><text:span text:style-name="T86">) {</text:span><text:span text:style-name="T15"><text:line-break/></text:span><text:span text:style-name="T15"> <text:s text:c="5"/></text:span><text:span text:style-name="T102"><text:s text:c="6"/></text:span><text:span text:style-name="T82">cout</text:span><text:span text:style-name="T103"> </text:span><text:span text:style-name="T86">&lt;&lt;</text:span><text:span text:style-name="T103"> </text:span><text:span text:style-name="T101">"yes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6"><text:s text:c="8"/>}</text:p>
            <text:p text:style-name="P39"><text:span text:style-name="T86"><text:s text:c="7"/></text:span><text:span text:style-name="T102"><text:s/></text:span><text:span text:style-name="T62">else </text:span><text:span text:style-name="T86">{</text:span><text:span text:style-name="T15"><text:line-break/></text:span><text:span text:style-name="T92"> <text:s text:c="11"/></text:span><text:span text:style-name="T82">cout</text:span><text:span text:style-name="T103"> </text:span><text:span text:style-name="T86">&lt;&lt;</text:span><text:span text:style-name="T103"> </text:span><text:span text:style-name="T101">"no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6"><text:s text:c="8"/>}</text:p>
            <text:p text:style-name="P51"><text:span text:style-name="T70"><text:s text:c="8"/>return</text:span><text:span text:style-name="T95"> EXIT_SUCCESS;</text:span></text:p>
            <text:p text:style-name="P48"><text:span text:style-name="T20"><text:s text:c="4"/></text:span><text:span text:style-name="T86">}</text:span></text:p>
            <text:p text:style-name="P48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8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0"><text:span text:style-name="T68"><text:s text:c="8"/>return</text:span><text:span text:style-name="T86"> </text:span><text:span text:style-name="T81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7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7">linux:/home/enzo # ./myapp</text:p>
            <text:p text:style-name="P27">yes</text:p>
          </table:table-cell>
        </table:table-row>
      </table:table>
      <text:p text:style-name="P40"><text:span text:style-name="Máquina_20_de_20_escrever_20_HTML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9pt" style:font-size-asian="9pt" style:font-name-complex="Verdana" style:font-size-complex="9pt"/>
    </style:style>
    <style:style style:name="M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MT3" style:family="text">
      <style:text-properties style:font-name="Verdana" fo:font-size="9pt" style:text-underline-style="none" style:font-size-asian="9pt" style:font-name-complex="Verdana" style:font-size-complex="9pt"/>
    </style:style>
    <style:style style:name="MT4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MT5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Standard"><draw:a xlink:type="simple" xlink:href="https://github.com/FreeSource"><draw:frame draw:style-name="Mfr1" draw:name="HTTPS://GITHUB.COM/FREESOURCE" text:anchor-type="paragraph" svg:x="0.002cm" svg:y="-0.018cm" svg:width="0.464cm" svg:height="0.464cm" draw:z-index="25"><draw:image xlink:href="Pictures/2000002100002E4F00002E4F3E81200B.svm" xlink:type="simple" xlink:show="embed" xlink:actuate="onLoad"/></draw:frame></draw:a><text:span text:style-name="MT1"> <text:s text:c="2"/></text:span><text:a xlink:type="simple" xlink:href="https://github.com/FreeSource"><text:span text:style-name="MT2">https://github.com/FreeSource</text:span></text:a><text:span text:style-name="MT3"> </text:span><text:span text:style-name="MT1"><text:s text:c="66"/></text:span><text:a xlink:type="simple" xlink:href="#ClassCommandLine"><text:span text:style-name="s10"><text:span text:style-name="MT4"></text:span></text:span></text:a><text:span text:style-name="s10"><text:span text:style-name="MT5"> </text:span></text:span><text:span text:style-name="MT1">Class CommandLine</text:span></text:p>
            </table:table-cell>
            <table:table-cell table:style-name="Tabela58.A1" office:value-type="string">
              <text:p text:style-name="MP1"><text:page-number text:select-page="current">10</text:page-number>/<text:page-count>18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3-01-13T20:57:00.23</dc:date>
    <meta:print-date>2012-02-21T21:42:00</meta:print-date>
    <meta:editing-cycles>692</meta:editing-cycles>
    <meta:editing-duration>P1DT5H8M31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56" meta:image-count="2" meta:object-count="0" meta:page-count="18" meta:paragraph-count="1431" meta:word-count="3150" meta:character-count="23441" meta:non-whitespace-character-count="19615"/>
    <meta:user-defined meta:name="Informações 1"/>
    <meta:user-defined meta:name="Informações 2"/>
    <meta:user-defined meta:name="Informações 3"/>
    <meta:user-defined meta:name="Informações 4"/>
  </office:meta>
</office:document-meta>
</file>